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fo:text-align="center" style:page-number="1"/>
      <style:text-properties fo:font-weight="bold" style:font-weight-asian="bold" fo:font-size="16pt" style:font-size-asian="16pt" style:font-size-complex="16pt"/>
    </style:style>
    <style:style style:name="P2" style:parent-style-name="Standard" style:family="paragraph">
      <style:paragraph-properties fo:widows="0" fo:orphans="0"/>
    </style:style>
    <style:style style:name="P3" style:parent-style-name="Standard" style:family="paragraph">
      <style:paragraph-properties fo:widows="0" fo:orphans="0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4" style:parent-style-name="Standard" style:family="paragraph">
      <style:paragraph-properties fo:widows="0" fo:orphans="0"/>
      <style:text-properties style:font-name="Verdana" style:font-name-asian="Verdana" style:font-name-complex="Verdana" fo:font-size="12pt" style:font-size-asian="12pt" style:font-size-complex="12pt"/>
    </style:style>
    <style:style style:name="P5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6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7" style:parent-style-name="Standard" style:family="paragraph">
      <style:paragraph-properties fo:widows="0" fo:orphans="0" fo:text-align="justify"/>
    </style:style>
    <style:style style:name="T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9" style:parent-style-name="DefaultParagraphFont" style:family="text">
      <style:text-properties style:font-name="Verdana" style:font-name-asian="Verdana" style:font-name-complex="Verdana" fo:font-style="italic" style:font-style-asian="italic" fo:font-size="12pt" style:font-size-asian="12pt" style:font-size-complex="12pt"/>
    </style:style>
    <style:style style:name="T1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1" style:parent-style-name="DefaultParagraphFont" style:family="text">
      <style:text-properties style:font-name="Verdana" style:font-name-asian="Verdana" style:font-name-complex="Verdana" fo:font-style="italic" style:font-style-asian="italic" fo:font-size="12pt" style:font-size-asian="12pt" style:font-size-complex="12pt"/>
    </style:style>
    <style:style style:name="T1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4" style:parent-style-name="Standard" style:family="paragraph">
      <style:paragraph-properties fo:widows="0" fo:orphans="0" fo:text-align="justify"/>
      <style:text-properties style:font-name="Verdana" style:font-name-asian="Verdana" style:font-name-complex="Verdana" fo:font-size="12pt" style:font-size-asian="12pt" style:font-size-complex="12pt"/>
    </style:style>
    <style:style style:name="P15" style:parent-style-name="Standard" style:family="paragraph">
      <style:paragraph-properties fo:widows="0" fo:orphans="0" fo:text-align="justify"/>
      <style:text-properties style:font-name="Verdana" style:font-name-asian="Verdana" style:font-name-complex="Verdana" fo:font-size="12pt" style:font-size-asian="12pt" style:font-size-complex="12pt"/>
    </style:style>
    <style:style style:name="P16" style:parent-style-name="Standard" style:family="paragraph">
      <style:paragraph-properties fo:widows="0" fo:orphans="0" fo:text-align="justify"/>
      <style:text-properties style:font-name="Verdana" style:font-name-asian="Verdana" style:font-name-complex="Verdana" fo:font-size="12pt" style:font-size-asian="12pt" style:font-size-complex="12pt"/>
    </style:style>
    <style:style style:name="P17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18" style:parent-style-name="Standard" style:family="paragraph">
      <style:paragraph-properties fo:widows="0" fo:orphans="0" fo:text-align="justify"/>
      <style:text-properties style:font-name="Verdana" style:font-name-asian="Verdana" style:font-name-complex="Verdana" fo:font-size="12pt" style:font-size-asian="12pt" style:font-size-complex="12pt"/>
    </style:style>
    <style:style style:name="P19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0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1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2" style:parent-style-name="Normal" style:family="paragraph">
      <style:paragraph-properties fo:text-align="justify" fo:text-indent="0.5in"/>
    </style:style>
    <style:style style:name="T23" style:parent-style-name="DefaultParagraphFont" style:family="text">
      <style:text-properties style:font-name="Calibri" style:font-name-asian="Times New Roman" style:font-name-complex="Times New Roman"/>
    </style:style>
    <style:style style:name="P24" style:parent-style-name="Normal" style:family="paragraph">
      <style:paragraph-properties fo:text-align="justify" fo:text-indent="0.5in"/>
    </style:style>
    <style:style style:name="T25" style:parent-style-name="DefaultParagraphFont" style:family="text">
      <style:text-properties style:font-name="Verdana" style:font-name-asian="Verdana" style:font-name-complex="Verdana" fo:font-style="italic" style:font-style-asian="italic" fo:font-size="10pt" style:font-size-asian="10pt"/>
    </style:style>
    <style:style style:name="T26" style:parent-style-name="DefaultParagraphFont" style:family="text">
      <style:text-properties style:font-name="Verdana" style:font-name-asian="Verdana" style:font-name-complex="Verdana" fo:font-style="italic" style:font-style-asian="italic" fo:font-size="10pt" style:font-size-asian="10pt"/>
    </style:style>
    <style:style style:name="P27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8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9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30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31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32" style:parent-style-name="Normal" style:family="paragraph">
      <style:paragraph-properties fo:break-before="page"/>
      <style:text-properties style:font-name="Verdana" style:font-name-asian="Verdana" style:font-name-complex="Verdana" fo:font-weight="bold" style:font-weight-asian="bold" fo:font-size="12pt" style:font-size-asian="12pt" style:font-size-complex="12pt" fo:hyphenate="true"/>
    </style:style>
    <style:style style:name="P33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34" style:parent-style-name="Standard" style:family="paragraph">
      <style:paragraph-properties fo:widows="0" fo:orphans="0"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ableColumn36" style:family="table-column">
      <style:table-column-properties style:column-width="5.9069in" style:use-optimal-column-width="false"/>
    </style:style>
    <style:style style:name="Table35" style:family="table">
      <style:table-properties style:width="5.9069in" fo:margin-left="0.2888in" table:align="left"/>
    </style:style>
    <style:style style:name="TableRow37" style:family="table-row">
      <style:table-row-properties style:min-row-height="0.1666in" style:use-optimal-row-height="false"/>
    </style:style>
    <style:style style:name="TableCell38" style:family="table-cell">
      <style:table-cell-properties fo:border="0.0138in solid #000001" style:writing-mode="lr-tb" style:vertical-align="middle" fo:padding-top="0in" fo:padding-left="0.0847in" fo:padding-bottom="0in" fo:padding-right="0.075in"/>
    </style:style>
    <style:style style:name="P39" style:parent-style-name="Standard" style:family="paragraph">
      <style:paragraph-properties fo:widows="0" fo:orphans="0" fo:text-align="center" fo:line-height="100%"/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ableRow40" style:family="table-row">
      <style:table-row-properties style:min-row-height="0.5694in" style:use-optimal-row-height="false"/>
    </style:style>
    <style:style style:name="TableCell41" style:family="table-cell">
      <style:table-cell-properties fo:border="0.0138in solid #000001" style:writing-mode="lr-tb" fo:padding-top="0in" fo:padding-left="0.0847in" fo:padding-bottom="0in" fo:padding-right="0.075in"/>
    </style:style>
    <style:style style:name="P4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6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6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6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6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6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6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ableRow66" style:family="table-row">
      <style:table-row-properties style:min-row-height="0.5694in" style:use-optimal-row-height="false"/>
    </style:style>
    <style:style style:name="TableCell67" style:family="table-cell">
      <style:table-cell-properties fo:border="0.0138in solid #000001" style:writing-mode="lr-tb" fo:padding-top="0in" fo:padding-left="0.0847in" fo:padding-bottom="0in" fo:padding-right="0.075in"/>
    </style:style>
    <style:style style:name="P6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6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7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7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7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7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7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75" style:parent-style-name="Standard" style:family="paragraph">
      <style:paragraph-properties fo:text-indent="0.5in"/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P76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77" style:parent-style-name="Standard" style:family="paragraph">
      <style:paragraph-properties fo:text-align="justify" fo:text-indent="0.5in"/>
      <style:text-properties style:font-name="Consolas" style:font-name-asian="Consolas" style:font-name-complex="Consolas" fo:font-size="12pt" style:font-size-asian="12pt" style:font-size-complex="12pt"/>
    </style:style>
    <style:style style:name="P7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7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80" style:parent-style-name="Standard" style:family="paragraph">
      <style:paragraph-properties fo:widows="0" fo:orphans="0" fo:line-height="100%"/>
      <style:text-properties style:font-name="Verdana" style:font-name-asian="Verdana" style:font-name-complex="Verdana" fo:font-size="12pt" style:font-size-asian="12pt" style:font-size-complex="12pt"/>
    </style:style>
    <style:style style:name="P8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8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83" style:parent-style-name="Standard" style:family="paragraph">
      <style:paragraph-properties fo:widows="0" fo:orphans="0" fo:line-height="100%"/>
      <style:text-properties style:font-name="Verdana" style:font-name-asian="Verdana" style:font-name-complex="Verdana" fo:font-size="12pt" style:font-size-asian="12pt" style:font-size-complex="12pt"/>
    </style:style>
    <style:style style:name="P8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8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8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8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88" style:parent-style-name="Standard" style:family="paragraph">
      <style:paragraph-properties fo:widows="0" fo:orphans="0" fo:line-height="100%"/>
    </style:style>
    <style:style style:name="T89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9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9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9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9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9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9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97" style:parent-style-name="Standard" style:family="paragraph">
      <style:paragraph-properties fo:widows="0" fo:orphans="0" fo:text-align="justify" fo:line-height="100%"/>
    </style:style>
    <style:style style:name="T98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9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0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01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102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10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0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0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06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107" style:parent-style-name="Standard" style:family="paragraph">
      <style:paragraph-properties fo:widows="0" fo:orphans="0" fo:text-align="justify" fo:line-height="100%"/>
    </style:style>
    <style:style style:name="T10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0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10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11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1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13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14" style:parent-style-name="Standard" style:family="paragraph">
      <style:paragraph-properties fo:widows="0" fo:orphans="0" fo:text-align="justify" fo:line-height="100%"/>
    </style:style>
    <style:style style:name="T11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1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1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1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1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2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2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22" style:parent-style-name="Standard" style:family="paragraph">
      <style:paragraph-properties fo:widows="0" fo:orphans="0" fo:text-align="justify" fo:line-height="100%"/>
    </style:style>
    <style:style style:name="T123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12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2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2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27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128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129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130" style:parent-style-name="Standard" style:family="paragraph">
      <style:paragraph-properties fo:widows="0" fo:orphans="0" fo:text-align="justify"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131" style:parent-style-name="Standard" style:family="paragraph">
      <style:paragraph-properties fo:widows="0" fo:orphans="0"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ableColumn133" style:family="table-column">
      <style:table-column-properties style:column-width="5.2173in" style:use-optimal-column-width="false"/>
    </style:style>
    <style:style style:name="Table132" style:family="table">
      <style:table-properties style:width="5.2173in" fo:margin-left="0.7805in" table:align="left"/>
    </style:style>
    <style:style style:name="TableRow134" style:family="table-row">
      <style:table-row-properties style:min-row-height="0.1666in" style:use-optimal-row-height="false"/>
    </style:style>
    <style:style style:name="TableCell135" style:family="table-cell">
      <style:table-cell-properties fo:border="0.0138in solid #000001" style:writing-mode="lr-tb" style:vertical-align="middle" fo:padding-top="0in" fo:padding-left="0.0847in" fo:padding-bottom="0in" fo:padding-right="0.075in"/>
    </style:style>
    <style:style style:name="P136" style:parent-style-name="Standard" style:family="paragraph">
      <style:paragraph-properties fo:widows="0" fo:orphans="0" fo:text-align="center" fo:line-height="100%"/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ableRow137" style:family="table-row">
      <style:table-row-properties style:min-row-height="0.5694in" style:use-optimal-row-height="false"/>
    </style:style>
    <style:style style:name="TableCell138" style:family="table-cell">
      <style:table-cell-properties fo:border="0.0138in solid #000001" style:writing-mode="lr-tb" fo:padding-top="0in" fo:padding-left="0.0847in" fo:padding-bottom="0in" fo:padding-right="0.075in"/>
    </style:style>
    <style:style style:name="P13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4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4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4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43" style:parent-style-name="Standard" style:family="paragraph">
      <style:paragraph-properties fo:widows="0" fo:orphans="0" fo:line-height="100%"/>
    </style:style>
    <style:style style:name="T144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145" style:parent-style-name="DefaultParagraphFont" style:family="text"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4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4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4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4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5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5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5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5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5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5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ableRow156" style:family="table-row">
      <style:table-row-properties style:min-row-height="0.5694in" style:use-optimal-row-height="false"/>
    </style:style>
    <style:style style:name="TableCell157" style:family="table-cell">
      <style:table-cell-properties fo:border="0.0138in solid #000001" style:writing-mode="lr-tb" fo:padding-top="0in" fo:padding-left="0.0847in" fo:padding-bottom="0in" fo:padding-right="0.075in"/>
    </style:style>
    <style:style style:name="P15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5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6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6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62" style:parent-style-name="Standard" style:family="paragraph">
      <style:paragraph-properties fo:widows="0" fo:orphans="0" fo:line-height="100%"/>
    </style:style>
    <style:style style:name="T163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164" style:parent-style-name="DefaultParagraphFont" style:family="text"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6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6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6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6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6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7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71" style:parent-style-name="Standard" style:family="paragraph">
      <style:paragraph-properties fo:text-indent="0.5in"/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P172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173" style:parent-style-name="Standard" style:family="paragraph">
      <style:paragraph-properties fo:widows="0" fo:orphans="0" fo:text-align="justify"/>
      <style:text-properties style:font-name="Verdana" style:font-name-asian="Verdana" style:font-name-complex="Verdana" fo:font-size="12pt" style:font-size-asian="12pt" style:font-size-complex="12pt"/>
    </style:style>
    <style:style style:name="P17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7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76" style:parent-style-name="Standard" style:family="paragraph">
      <style:paragraph-properties fo:widows="0" fo:orphans="0" fo:line-height="100%"/>
    </style:style>
    <style:style style:name="T177" style:parent-style-name="DefaultParagraphFont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T17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7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80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18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8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8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84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185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18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87" style:parent-style-name="Standard" style:family="paragraph">
      <style:paragraph-properties fo:widows="0" fo:orphans="0" fo:line-height="100%"/>
    </style:style>
    <style:style style:name="T188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189" style:parent-style-name="DefaultParagraphFont" style:family="text"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9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9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9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93" style:parent-style-name="Standard" style:family="paragraph">
      <style:paragraph-properties fo:widows="0" fo:orphans="0" fo:text-align="justify" fo:line-height="100%"/>
    </style:style>
    <style:style style:name="T194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19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9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9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9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99" style:parent-style-name="Standard" style:family="paragraph">
      <style:paragraph-properties fo:widows="0" fo:orphans="0" fo:text-align="justify" fo:line-height="100%"/>
    </style:style>
    <style:style style:name="T200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20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20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20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20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205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206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07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08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09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10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11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12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13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14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15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16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17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21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21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220" style:parent-style-name="Standard" style:family="paragraph">
      <style:paragraph-properties fo:widows="0" fo:orphans="0" fo:text-align="justify"/>
      <style:text-properties style:font-name="Verdana" style:font-name-asian="Verdana" style:font-name-complex="Verdana" fo:font-size="12pt" style:font-size-asian="12pt" style:font-size-complex="12pt"/>
    </style:style>
    <style:style style:name="P221" style:parent-style-name="Standard" style:family="paragraph">
      <style:paragraph-properties fo:widows="0" fo:orphans="0" fo:text-align="justify"/>
      <style:text-properties style:font-name="Verdana" style:font-name-asian="Verdana" style:font-name-complex="Verdana" fo:font-size="12pt" style:font-size-asian="12pt" style:font-size-complex="12pt"/>
    </style:style>
    <style:style style:name="P222" style:parent-style-name="Standard" style:family="paragraph">
      <style:paragraph-properties fo:widows="0" fo:orphans="0" fo:text-align="justify"/>
      <style:text-properties style:font-name="Verdana" style:font-name-asian="Verdana" style:font-name-complex="Verdana" fo:font-size="12pt" style:font-size-asian="12pt" style:font-size-complex="12pt"/>
    </style:style>
    <style:style style:name="P223" style:parent-style-name="Standard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224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225" style:parent-style-name="Standard" style:family="paragraph">
      <style:paragraph-properties fo:widows="0" fo:orphans="0"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ableColumn227" style:family="table-column">
      <style:table-column-properties style:column-width="3.2916in" style:use-optimal-column-width="false"/>
    </style:style>
    <style:style style:name="Table226" style:family="table">
      <style:table-properties style:width="3.2916in" fo:margin-left="1.6284in" table:align="left"/>
    </style:style>
    <style:style style:name="TableRow228" style:family="table-row">
      <style:table-row-properties style:min-row-height="0.1666in" style:use-optimal-row-height="false"/>
    </style:style>
    <style:style style:name="TableCell229" style:family="table-cell">
      <style:table-cell-properties fo:border="0.0138in solid #000001" style:writing-mode="lr-tb" style:vertical-align="middle" fo:padding-top="0in" fo:padding-left="0.0847in" fo:padding-bottom="0in" fo:padding-right="0.075in"/>
    </style:style>
    <style:style style:name="P230" style:parent-style-name="Standard" style:family="paragraph">
      <style:paragraph-properties fo:widows="0" fo:orphans="0" fo:text-align="center" fo:line-height="100%"/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ableRow231" style:family="table-row">
      <style:table-row-properties style:min-row-height="0.5694in" style:use-optimal-row-height="false"/>
    </style:style>
    <style:style style:name="TableCell232" style:family="table-cell">
      <style:table-cell-properties fo:border="0.0138in solid #000001" style:writing-mode="lr-tb" fo:padding-top="0in" fo:padding-left="0.0847in" fo:padding-bottom="0in" fo:padding-right="0.075in"/>
    </style:style>
    <style:style style:name="P23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3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3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3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3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3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3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4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4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4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4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4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ableRow245" style:family="table-row">
      <style:table-row-properties style:min-row-height="0.5694in" style:use-optimal-row-height="false"/>
    </style:style>
    <style:style style:name="TableCell246" style:family="table-cell">
      <style:table-cell-properties fo:border="0.0138in solid #000001" style:writing-mode="lr-tb" fo:padding-top="0in" fo:padding-left="0.0847in" fo:padding-bottom="0in" fo:padding-right="0.075in"/>
    </style:style>
    <style:style style:name="P24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4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4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5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51" style:parent-style-name="Standard" style:family="paragraph">
      <style:paragraph-properties fo:text-indent="0.5in"/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P252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53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54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55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56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57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58" style:parent-style-name="Standard" style:family="paragraph">
      <style:paragraph-properties fo:text-align="justify" fo:text-indent="0.5in"/>
    </style:style>
    <style:style style:name="T259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260" style:parent-style-name="Standard" style:family="paragraph">
      <style:paragraph-properties fo:widows="0" fo:orphans="0"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ableColumn262" style:family="table-column">
      <style:table-column-properties style:column-width="3.3541in" style:use-optimal-column-width="false"/>
    </style:style>
    <style:style style:name="Table261" style:family="table">
      <style:table-properties style:width="3.3541in" fo:margin-left="1.2951in" table:align="left"/>
    </style:style>
    <style:style style:name="TableRow263" style:family="table-row">
      <style:table-row-properties style:min-row-height="0.1666in" style:use-optimal-row-height="false"/>
    </style:style>
    <style:style style:name="TableCell264" style:family="table-cell">
      <style:table-cell-properties fo:border="0.0138in solid #000001" style:writing-mode="lr-tb" style:vertical-align="middle" fo:padding-top="0in" fo:padding-left="0.0847in" fo:padding-bottom="0in" fo:padding-right="0.075in"/>
    </style:style>
    <style:style style:name="P265" style:parent-style-name="Standard" style:family="paragraph">
      <style:paragraph-properties fo:widows="0" fo:orphans="0" fo:text-align="center" fo:line-height="100%"/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ableRow266" style:family="table-row">
      <style:table-row-properties style:min-row-height="0.5694in" style:use-optimal-row-height="false"/>
    </style:style>
    <style:style style:name="TableCell267" style:family="table-cell">
      <style:table-cell-properties fo:border="0.0138in solid #000001" style:writing-mode="lr-tb" fo:padding-top="0in" fo:padding-left="0.0847in" fo:padding-bottom="0in" fo:padding-right="0.075in"/>
    </style:style>
    <style:style style:name="P26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6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7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7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7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7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7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7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7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7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7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7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80" style:parent-style-name="Standard" style:family="paragraph">
      <style:paragraph-properties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28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8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83" style:parent-style-name="Standard" style:family="paragraph">
      <style:paragraph-properties fo:widows="0" fo:orphans="0" fo:line-height="100%"/>
    </style:style>
    <style:style style:name="T28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285" style:parent-style-name="Standard" style:family="paragraph">
      <style:paragraph-properties fo:widows="0" fo:orphans="0" fo:line-height="100%"/>
      <style:text-properties style:font-name="Verdana" style:font-name-asian="Verdana" style:font-name-complex="Verdana" fo:font-size="12pt" style:font-size-asian="12pt" style:font-size-complex="12pt"/>
    </style:style>
    <style:style style:name="P28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28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288" style:parent-style-name="Standard" style:family="paragraph">
      <style:paragraph-properties fo:widows="0" fo:orphans="0" fo:text-align="justify" fo:line-height="100%"/>
    </style:style>
    <style:style style:name="T28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290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91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92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93" style:parent-style-name="Standard" style:family="paragraph">
      <style:paragraph-properties fo:widows="0" fo:orphans="0" fo:text-align="justify" fo:line-height="100%"/>
    </style:style>
    <style:style style:name="T29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295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296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297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98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99" style:parent-style-name="Standard" style:family="paragraph">
      <style:paragraph-properties fo:widows="0" fo:orphans="0" fo:text-align="justify" fo:line-height="100%"/>
    </style:style>
    <style:style style:name="T30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0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02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30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304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305" style:parent-style-name="Standard" style:family="paragraph">
      <style:paragraph-properties fo:widows="0" fo:orphans="0" fo:text-align="justify" fo:line-height="100%"/>
    </style:style>
    <style:style style:name="T30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07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30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0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10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31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12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31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1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1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16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31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318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319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320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321" style:parent-style-name="Standard" style:family="paragraph">
      <style:paragraph-properties fo:widows="0" fo:orphans="0" fo:text-align="center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322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323" style:parent-style-name="Standard" style:family="paragraph">
      <style:paragraph-properties fo:widows="0" fo:orphans="0" fo:text-align="justify" fo:line-height="100%" fo:text-indent="0.5in"/>
      <style:text-properties style:font-name="Verdana" style:font-name-asian="Verdana" style:font-name-complex="Verdana" fo:font-size="12pt" style:font-size-asian="12pt" style:font-size-complex="12pt"/>
    </style:style>
    <style:style style:name="P324" style:parent-style-name="Standard" style:family="paragraph">
      <style:paragraph-properties fo:widows="0" fo:orphans="0" fo:text-align="justify" fo:line-height="100%" fo:text-indent="0.5in"/>
      <style:text-properties style:font-name="Verdana" style:font-name-asian="Verdana" style:font-name-complex="Verdana" fo:font-size="12pt" style:font-size-asian="12pt" style:font-size-complex="12pt"/>
    </style:style>
    <style:style style:name="P325" style:parent-style-name="Standard" style:family="paragraph">
      <style:paragraph-properties fo:widows="0" fo:orphans="0" fo:text-align="justify" fo:line-height="100%" fo:text-indent="0.5in"/>
      <style:text-properties style:font-name="Verdana" style:font-name-asian="Verdana" style:font-name-complex="Verdana" fo:font-size="12pt" style:font-size-asian="12pt" style:font-size-complex="12pt"/>
    </style:style>
    <style:style style:name="P326" style:parent-style-name="Standard" style:family="paragraph">
      <style:paragraph-properties fo:widows="0" fo:orphans="0" fo:text-align="justify" fo:line-height="100%" fo:text-indent="0.5in"/>
      <style:text-properties style:font-name="Verdana" style:font-name-asian="Verdana" style:font-name-complex="Verdana" fo:font-size="12pt" style:font-size-asian="12pt" style:font-size-complex="12pt"/>
    </style:style>
    <style:style style:name="P327" style:parent-style-name="Standard" style:family="paragraph">
      <style:paragraph-properties fo:widows="0" fo:orphans="0" fo:text-align="justify" fo:line-height="100%" fo:text-indent="0.5in"/>
      <style:text-properties style:font-name="Verdana" style:font-name-asian="Verdana" style:font-name-complex="Verdana" fo:font-size="12pt" style:font-size-asian="12pt" style:font-size-complex="12pt"/>
    </style:style>
    <style:style style:name="P328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329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330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331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332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333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334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335" style:parent-style-name="Standard" style:family="paragraph">
      <style:paragraph-properties fo:widows="0" fo:orphans="0" fo:text-align="justify" fo:line-height="100%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336" style:parent-style-name="Standard" style:family="paragraph">
      <style:paragraph-properties fo:widows="0" fo:orphans="0" fo:text-align="justify"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337" style:parent-style-name="Standard" style:family="paragraph">
      <style:paragraph-properties fo:widows="0" fo:orphans="0" fo:text-align="justify"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338" style:parent-style-name="Standard" style:family="paragraph">
      <style:paragraph-properties fo:widows="0" fo:orphans="0" fo:line-height="100%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TableColumn340" style:family="table-column">
      <style:table-column-properties style:column-width="4.5284in" style:use-optimal-column-width="false"/>
    </style:style>
    <style:style style:name="Table339" style:family="table">
      <style:table-properties style:width="4.5284in" fo:margin-left="0.9777in" table:align="left"/>
    </style:style>
    <style:style style:name="TableRow341" style:family="table-row">
      <style:table-row-properties style:min-row-height="0.1666in" style:use-optimal-row-height="false"/>
    </style:style>
    <style:style style:name="TableCell342" style:family="table-cell">
      <style:table-cell-properties fo:border="0.0138in solid #000001" style:writing-mode="lr-tb" style:vertical-align="middle" fo:padding-top="0in" fo:padding-left="0.0847in" fo:padding-bottom="0in" fo:padding-right="0.075in"/>
    </style:style>
    <style:style style:name="P343" style:parent-style-name="Standard" style:family="paragraph">
      <style:paragraph-properties fo:widows="0" fo:orphans="0" fo:text-align="center" fo:line-height="100%"/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ableRow344" style:family="table-row">
      <style:table-row-properties style:min-row-height="0.5694in" style:use-optimal-row-height="false"/>
    </style:style>
    <style:style style:name="TableCell345" style:family="table-cell">
      <style:table-cell-properties fo:border="0.0138in solid #000001" style:writing-mode="lr-tb" fo:padding-top="0in" fo:padding-left="0.0847in" fo:padding-bottom="0in" fo:padding-right="0.075in"/>
    </style:style>
    <style:style style:name="P34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4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4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4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5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5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5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5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5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5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5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5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5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5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6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6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6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6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6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6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6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6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6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ableRow369" style:family="table-row">
      <style:table-row-properties style:min-row-height="0.5694in" style:use-optimal-row-height="false"/>
    </style:style>
    <style:style style:name="TableCell370" style:family="table-cell">
      <style:table-cell-properties fo:border="0.0138in solid #000001" style:writing-mode="lr-tb" fo:padding-top="0in" fo:padding-left="0.0847in" fo:padding-bottom="0in" fo:padding-right="0.075in"/>
    </style:style>
    <style:style style:name="P37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7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7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7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7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7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7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7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7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38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381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0pt" style:font-size-asian="10pt" style:font-size-complex="10pt" fo:background-color="#FFFFFF"/>
    </style:style>
    <style:style style:name="P382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383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384" style:parent-style-name="Standard" style:family="paragraph">
      <style:paragraph-properties fo:text-align="justify" fo:text-indent="0.5in"/>
    </style:style>
    <style:style style:name="T385" style:parent-style-name="DefaultParagraphFont" style:family="text"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T386" style:parent-style-name="DefaultParagraphFont" style:family="text"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T387" style:parent-style-name="DefaultParagraphFont" style:family="text">
      <style:text-properties style:font-name="Verdana" style:font-name-asian="Verdana" style:font-name-complex="Verdana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388" style:parent-style-name="DefaultParagraphFont" style:family="text"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T389" style:parent-style-name="DefaultParagraphFont" style:family="text">
      <style:text-properties style:font-name="Verdana" style:font-name-asian="Verdana" style:font-name-complex="Verdana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390" style:parent-style-name="DefaultParagraphFont" style:family="text"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T391" style:parent-style-name="DefaultParagraphFont" style:family="text">
      <style:text-properties style:font-name="Verdana" style:font-name-asian="Verdana" style:font-name-complex="Verdana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392" style:parent-style-name="DefaultParagraphFont" style:family="text"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T393" style:parent-style-name="DefaultParagraphFont" style:family="text">
      <style:text-properties style:font-name="Verdana" style:font-name-asian="Verdana" style:font-name-complex="Verdana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394" style:parent-style-name="DefaultParagraphFont" style:family="text"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T395" style:parent-style-name="DefaultParagraphFont" style:family="text"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396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397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398" style:parent-style-name="Standard" style:family="paragraph">
      <style:paragraph-properties fo:text-align="justify" fo:text-indent="0.5in"/>
      <style:text-properties style:font-name="Consolas" style:font-name-asian="Consolas" style:font-name-complex="Consolas" fo:font-size="10pt" style:font-size-asian="10pt" style:font-size-complex="10pt" fo:background-color="#FFFFFF"/>
    </style:style>
    <style:style style:name="P399" style:parent-style-name="Standard" style:family="paragraph">
      <style:paragraph-properties fo:text-align="justify" fo:text-indent="0.5in"/>
    </style:style>
    <style:style style:name="T400" style:parent-style-name="DefaultParagraphFont" style:family="text">
      <style:text-properties style:font-name="Consolas" style:font-name-asian="Consolas" style:font-name-complex="Consolas" fo:font-size="10pt" style:font-size-asian="10pt" style:font-size-complex="10pt" fo:background-color="#FFFFFF"/>
    </style:style>
    <style:style style:name="T401" style:parent-style-name="DefaultParagraphFont" style:family="text">
      <style:text-properties style:font-name="Consolas" style:font-name-asian="Consolas" style:font-name-complex="Consolas" fo:font-weight="bold" style:font-weight-asian="bold" fo:font-size="10pt" style:font-size-asian="10pt" style:font-size-complex="10pt" fo:background-color="#FFFFFF"/>
    </style:style>
    <style:style style:name="T402" style:parent-style-name="DefaultParagraphFont" style:family="text">
      <style:text-properties style:font-name="Consolas" style:font-name-asian="Consolas" style:font-name-complex="Consolas" fo:font-size="10pt" style:font-size-asian="10pt" style:font-size-complex="10pt" fo:background-color="#FFFFFF"/>
    </style:style>
    <style:style style:name="P403" style:parent-style-name="Standard" style:family="paragraph">
      <style:paragraph-properties fo:text-align="justify" fo:text-indent="0.5in"/>
    </style:style>
    <style:style style:name="T404" style:parent-style-name="DefaultParagraphFont" style:family="text">
      <style:text-properties style:font-name="Consolas" style:font-name-asian="Consolas" style:font-name-complex="Consolas" fo:font-size="10pt" style:font-size-asian="10pt" style:font-size-complex="10pt" fo:background-color="#FFFFFF" fo:language="en" fo:country="US"/>
    </style:style>
    <style:style style:name="T405" style:parent-style-name="DefaultParagraphFont" style:family="text">
      <style:text-properties style:font-name="Consolas" style:font-name-asian="Consolas" style:font-name-complex="Consolas" fo:font-weight="bold" style:font-weight-asian="bold" fo:font-size="10pt" style:font-size-asian="10pt" style:font-size-complex="10pt" fo:background-color="#FFFFFF" fo:language="en" fo:country="US"/>
    </style:style>
    <style:style style:name="T406" style:parent-style-name="DefaultParagraphFont" style:family="text">
      <style:text-properties style:font-name="Consolas" style:font-name-asian="Consolas" style:font-name-complex="Consolas" fo:font-size="10pt" style:font-size-asian="10pt" style:font-size-complex="10pt" fo:background-color="#FFFFFF" fo:language="en" fo:country="US"/>
    </style:style>
    <style:style style:name="P407" style:parent-style-name="Standard" style:family="paragraph">
      <style:paragraph-properties fo:text-align="justify" fo:text-indent="0.5in"/>
      <style:text-properties style:font-name="Consolas" style:font-name-asian="Consolas" style:font-name-complex="Consolas" fo:font-size="10pt" style:font-size-asian="10pt" style:font-size-complex="10pt" fo:background-color="#FFFFFF" fo:language="en" fo:country="US"/>
    </style:style>
    <style:style style:name="P408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409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41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1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1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13" style:parent-style-name="Standard" style:family="paragraph">
      <style:paragraph-properties fo:widows="0" fo:orphans="0" fo:text-align="justify" fo:line-height="100%"/>
    </style:style>
    <style:style style:name="T414" style:parent-style-name="DefaultParagraphFont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T41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416" style:parent-style-name="Standard" style:family="paragraph">
      <style:paragraph-properties fo:widows="0" fo:orphans="0" fo:text-align="justify" fo:line-height="100%" fo:text-indent="0.5in"/>
      <style:text-properties style:font-name="Verdana" style:font-name-asian="Verdana" style:font-name-complex="Verdana" fo:font-size="12pt" style:font-size-asian="12pt" style:font-size-complex="12pt"/>
    </style:style>
    <style:style style:name="P417" style:parent-style-name="Standard" style:family="paragraph">
      <style:paragraph-properties fo:widows="0" fo:orphans="0" fo:text-align="justify" fo:line-height="100%" fo:text-indent="0.5in"/>
      <style:text-properties style:font-name="Verdana" style:font-name-asian="Verdana" style:font-name-complex="Verdana" fo:font-size="12pt" style:font-size-asian="12pt" style:font-size-complex="12pt"/>
    </style:style>
    <style:style style:name="P41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41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42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421" style:parent-style-name="Standard" style:family="paragraph">
      <style:paragraph-properties fo:widows="0" fo:orphans="0" fo:line-height="100%"/>
    </style:style>
    <style:style style:name="T422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42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42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42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42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427" style:parent-style-name="Standard" style:family="paragraph">
      <style:paragraph-properties fo:widows="0" fo:orphans="0" fo:line-height="100%"/>
    </style:style>
    <style:style style:name="T428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429" style:parent-style-name="DefaultParagraphFont" style:family="text">
      <style:text-properties style:font-name="Verdana" style:font-name-asian="Consolas" style:font-name-complex="Consolas" fo:font-size="12pt" style:font-size-asian="12pt" style:font-size-complex="12pt"/>
    </style:style>
    <style:style style:name="T430" style:parent-style-name="DefaultParagraphFont" style:family="text">
      <style:text-properties style:font-name="Verdana" style:font-name-asian="Consolas" style:font-name-complex="Consolas" fo:font-size="12pt" style:font-size-asian="12pt" style:font-size-complex="12pt"/>
    </style:style>
    <style:style style:name="P43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43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433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434" style:parent-style-name="Standard" style:family="paragraph">
      <style:paragraph-properties fo:widows="0" fo:orphans="0" fo:text-align="justify" fo:line-height="100%"/>
    </style:style>
    <style:style style:name="T435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43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437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438" style:parent-style-name="Standard" style:family="paragraph">
      <style:paragraph-properties fo:widows="0" fo:orphans="0" fo:text-align="justify" fo:line-height="100%" fo:text-indent="0.5in"/>
    </style:style>
    <style:style style:name="T439" style:parent-style-name="DefaultParagraphFont" style:family="text">
      <style:text-properties style:font-name="Consolas" style:font-name-asian="Consolas" style:font-name-complex="Consolas" fo:font-size="10pt" style:font-size-asian="10pt" style:font-size-complex="10pt"/>
    </style:style>
    <style:style style:name="T440" style:parent-style-name="DefaultParagraphFont" style:family="text">
      <style:text-properties style:font-name="Consolas" style:font-name-asian="Consolas" style:font-name-complex="Consolas" fo:font-weight="bold" style:font-weight-asian="bold" fo:font-size="10pt" style:font-size-asian="10pt" style:font-size-complex="10pt"/>
    </style:style>
    <style:style style:name="T441" style:parent-style-name="DefaultParagraphFont" style:family="text">
      <style:text-properties style:font-name="Consolas" style:font-name-asian="Consolas" style:font-name-complex="Consolas" fo:font-size="10pt" style:font-size-asian="10pt" style:font-size-complex="10pt"/>
    </style:style>
    <style:style style:name="T442" style:parent-style-name="DefaultParagraphFont" style:family="text">
      <style:text-properties style:font-name="Consolas" style:font-name-asian="Consolas" style:font-name-complex="Consolas" fo:font-size="10pt" style:font-size-asian="10pt" style:font-size-complex="10pt"/>
    </style:style>
    <style:style style:name="T443" style:parent-style-name="DefaultParagraphFont" style:family="text">
      <style:text-properties style:font-name="Consolas" style:font-name-asian="Consolas" style:font-name-complex="Consolas" fo:font-size="10pt" style:font-size-asian="10pt" style:font-size-complex="10pt"/>
    </style:style>
    <style:style style:name="T444" style:parent-style-name="DefaultParagraphFont" style:family="text">
      <style:text-properties style:font-name="Consolas" style:font-name-asian="Consolas" style:font-name-complex="Consolas" fo:font-size="10pt" style:font-size-asian="10pt" style:font-size-complex="10pt"/>
    </style:style>
    <style:style style:name="T445" style:parent-style-name="DefaultParagraphFont" style:family="text">
      <style:text-properties style:font-name="Consolas" style:font-name-asian="Consolas" style:font-name-complex="Consolas" fo:font-size="10pt" style:font-size-asian="10pt" style:font-size-complex="10pt"/>
    </style:style>
    <style:style style:name="P446" style:parent-style-name="Standard" style:family="paragraph">
      <style:paragraph-properties fo:widows="0" fo:orphans="0" fo:text-align="justify" fo:line-height="100%" fo:text-indent="0.5in"/>
    </style:style>
    <style:style style:name="T447" style:parent-style-name="DefaultParagraphFont" style:family="text">
      <style:text-properties style:font-name="Consolas" style:font-name-asian="Consolas" style:font-name-complex="Consolas" fo:font-size="10pt" style:font-size-asian="10pt" style:font-size-complex="10pt"/>
    </style:style>
    <style:style style:name="T448" style:parent-style-name="DefaultParagraphFont" style:family="text"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P44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50" style:parent-style-name="Standard" style:family="paragraph">
      <style:paragraph-properties fo:widows="0" fo:orphans="0" fo:line-height="100%"/>
    </style:style>
    <style:style style:name="T451" style:parent-style-name="DefaultParagraphFont" style:family="text">
      <style:text-properties style:font-name="Verdana" style:font-name-asian="Consolas" style:font-name-complex="Consolas" fo:font-size="12pt" style:font-size-asian="12pt" style:font-size-complex="12pt" fo:language="en" fo:country="US"/>
    </style:style>
    <style:style style:name="T452" style:parent-style-name="DefaultParagraphFont" style:family="text">
      <style:text-properties style:font-name="Verdana" style:font-name-asian="Consolas" style:font-name-complex="Consolas" fo:font-size="12pt" style:font-size-asian="12pt" style:font-size-complex="12pt"/>
    </style:style>
    <style:style style:name="T453" style:parent-style-name="DefaultParagraphFont" style:family="text">
      <style:text-properties style:font-name="Verdana" style:font-name-asian="Consolas" style:font-name-complex="Consolas" fo:font-size="12pt" style:font-size-asian="12pt" style:font-size-complex="12pt"/>
    </style:style>
    <style:style style:name="P45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45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5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5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5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59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60" style:parent-style-name="Standard" style:family="paragraph">
      <style:paragraph-properties fo:widows="0" fo:orphans="0" fo:text-align="justify" fo:line-height="100%"/>
    </style:style>
    <style:style style:name="T461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46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46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464" style:parent-style-name="Standard" style:family="paragraph">
      <style:text-properties style:font-name="Consolas" style:font-name-asian="Consolas" style:font-name-complex="Consolas" fo:font-size="12pt" style:font-size-asian="12pt" style:font-size-complex="12pt" fo:background-color="#FFFFFF"/>
    </style:style>
    <style:style style:name="P46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46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467" style:parent-style-name="Standard" style:family="paragraph">
      <style:paragraph-properties fo:widows="0" fo:orphans="0" fo:text-align="justify" fo:line-height="100%"/>
    </style:style>
    <style:style style:name="T468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46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470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471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472" style:parent-style-name="Standard" style:family="paragraph">
      <style:paragraph-properties fo:margin-left="3in" fo:text-indent="0.5in">
        <style:tab-stops/>
      </style:paragraph-properties>
      <style:text-properties style:font-name="Consolas" style:font-name-asian="Consolas" style:font-name-complex="Consolas" fo:font-size="10pt" style:font-size-asian="10pt" style:font-size-complex="10pt" fo:background-color="#FFFFFF"/>
    </style:style>
    <style:style style:name="P473" style:parent-style-name="Standard" style:family="paragraph">
      <style:paragraph-properties fo:text-indent="0.5in"/>
    </style:style>
    <style:style style:name="T474" style:parent-style-name="DefaultParagraphFont" style:family="text">
      <style:text-properties style:font-name="Consolas" style:font-name-asian="Consolas" style:font-name-complex="Consolas" fo:font-size="10pt" style:font-size-asian="10pt" style:font-size-complex="10pt" fo:background-color="#FFFFFF" fo:language="en" fo:country="US"/>
    </style:style>
    <style:style style:name="T475" style:parent-style-name="DefaultParagraphFont" style:family="text">
      <style:text-properties style:font-name="Consolas" style:font-name-asian="Consolas" style:font-name-complex="Consolas" fo:font-weight="bold" style:font-weight-asian="bold" fo:font-size="10pt" style:font-size-asian="10pt" style:font-size-complex="10pt" fo:background-color="#FFFFFF" fo:language="en" fo:country="US"/>
    </style:style>
    <style:style style:name="T476" style:parent-style-name="DefaultParagraphFont" style:family="text">
      <style:text-properties style:font-name="Consolas" style:font-name-asian="Consolas" style:font-name-complex="Consolas" fo:font-size="10pt" style:font-size-asian="10pt" style:font-size-complex="10pt" fo:background-color="#FFFFFF" fo:language="en" fo:country="US"/>
    </style:style>
    <style:style style:name="P477" style:parent-style-name="Standard" style:family="paragraph">
      <style:paragraph-properties fo:text-indent="0.5in"/>
    </style:style>
    <style:style style:name="T478" style:parent-style-name="DefaultParagraphFont" style:family="text">
      <style:text-properties style:font-name="Consolas" style:font-name-asian="Consolas" style:font-name-complex="Consolas" fo:font-size="10pt" style:font-size-asian="10pt" style:font-size-complex="10pt" fo:background-color="#FFFFFF" fo:language="en" fo:country="US"/>
    </style:style>
    <style:style style:name="T479" style:parent-style-name="DefaultParagraphFont" style:family="text">
      <style:text-properties style:font-name="Consolas" style:font-name-asian="Consolas" style:font-name-complex="Consolas" fo:font-weight="bold" style:font-weight-asian="bold" fo:font-size="10pt" style:font-size-asian="10pt" style:font-size-complex="10pt" fo:background-color="#FFFFFF" fo:language="en" fo:country="US"/>
    </style:style>
    <style:style style:name="T480" style:parent-style-name="DefaultParagraphFont" style:family="text">
      <style:text-properties style:font-name="Consolas" style:font-name-asian="Consolas" style:font-name-complex="Consolas" fo:font-size="10pt" style:font-size-asian="10pt" style:font-size-complex="10pt" fo:background-color="#FFFFFF" fo:language="en" fo:country="US"/>
    </style:style>
    <style:style style:name="P481" style:parent-style-name="Standard" style:family="paragraph">
      <style:paragraph-properties fo:text-indent="0.5in"/>
      <style:text-properties style:font-name="Consolas" style:font-name-asian="Consolas" style:font-name-complex="Consolas" fo:font-size="10pt" style:font-size-asian="10pt" style:font-size-complex="10pt" fo:background-color="#FFFFFF" fo:language="en" fo:country="US"/>
    </style:style>
    <style:style style:name="T482" style:parent-style-name="DefaultParagraphFont" style:family="text">
      <style:text-properties style:font-name="Consolas" style:font-name-asian="Consolas" style:font-name-complex="Consolas" fo:font-size="10pt" style:font-size-asian="10pt" style:font-size-complex="10pt" fo:background-color="#FFFFFF" fo:language="en" fo:country="US"/>
    </style:style>
    <style:style style:name="T483" style:parent-style-name="DefaultParagraphFont" style:family="text">
      <style:text-properties style:font-name="Consolas" style:font-name-asian="Consolas" style:font-name-complex="Consolas" fo:font-weight="bold" style:font-weight-asian="bold" fo:font-size="10pt" style:font-size-asian="10pt" style:font-size-complex="10pt" fo:background-color="#FFFFFF" fo:language="en" fo:country="US"/>
    </style:style>
    <style:style style:name="T484" style:parent-style-name="DefaultParagraphFont" style:family="text">
      <style:text-properties style:font-name="Consolas" style:font-name-asian="Consolas" style:font-name-complex="Consolas" fo:font-size="10pt" style:font-size-asian="10pt" style:font-size-complex="10pt" fo:background-color="#FFFFFF" fo:language="en" fo:country="US"/>
    </style:style>
    <style:style style:name="T485" style:parent-style-name="DefaultParagraphFont" style:family="text">
      <style:text-properties style:font-name="Consolas" style:font-name-asian="Consolas" style:font-name-complex="Consolas" fo:font-size="10pt" style:font-size-asian="10pt" style:font-size-complex="10pt" fo:background-color="#FFFFFF" fo:language="en" fo:country="US"/>
    </style:style>
    <style:style style:name="P486" style:parent-style-name="Standard" style:family="paragraph">
      <style:paragraph-properties fo:text-indent="0.5in"/>
    </style:style>
    <style:style style:name="T487" style:parent-style-name="DefaultParagraphFont" style:family="text">
      <style:text-properties style:font-name="Consolas" style:font-name-asian="Consolas" style:font-name-complex="Consolas" fo:font-size="10pt" style:font-size-asian="10pt" style:font-size-complex="10pt" fo:background-color="#FFFFFF" fo:language="en" fo:country="US"/>
    </style:style>
    <style:style style:name="T488" style:parent-style-name="DefaultParagraphFont" style:family="text">
      <style:text-properties style:font-name="Consolas" style:font-name-asian="Consolas" style:font-name-complex="Consolas" fo:font-size="10pt" style:font-size-asian="10pt" style:font-size-complex="10pt" fo:background-color="#FFFFFF"/>
    </style:style>
    <style:style style:name="P489" style:parent-style-name="Standard" style:family="paragraph">
      <style:paragraph-properties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490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491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492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493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494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495" style:parent-style-name="Standard" style:family="paragraph">
      <style:paragraph-properties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496" style:parent-style-name="Standard" style:family="paragraph">
      <style:paragraph-properties fo:text-indent="0.5in"/>
    </style:style>
    <style:style style:name="T497" style:parent-style-name="DefaultParagraphFont" style:family="text"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T498" style:parent-style-name="DefaultParagraphFont" style:family="text">
      <style:text-properties style:font-name="Consolas" style:font-name-asian="Consolas" style:font-name-complex="Consolas" fo:font-weight="bold" style:font-weight-asian="bold" fo:font-size="10pt" style:font-size-asian="10pt" style:font-size-complex="10pt" fo:language="en" fo:country="US"/>
    </style:style>
    <style:style style:name="T499" style:parent-style-name="DefaultParagraphFont" style:family="text"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P500" style:parent-style-name="Standard" style:family="paragraph">
      <style:paragraph-properties fo:margin-left="3in" fo:text-indent="0.5in">
        <style:tab-stops/>
      </style:paragraph-properties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P501" style:parent-style-name="Standard" style:family="paragraph">
      <style:paragraph-properties fo:text-indent="0.5in"/>
    </style:style>
    <style:style style:name="T502" style:parent-style-name="DefaultParagraphFont" style:family="text"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T503" style:parent-style-name="DefaultParagraphFont" style:family="text">
      <style:text-properties style:font-name="Consolas" style:font-name-asian="Consolas" style:font-name-complex="Consolas" fo:font-weight="bold" style:font-weight-asian="bold" fo:font-size="10pt" style:font-size-asian="10pt" style:font-size-complex="10pt" fo:language="en" fo:country="US"/>
    </style:style>
    <style:style style:name="T504" style:parent-style-name="DefaultParagraphFont" style:family="text"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P505" style:parent-style-name="Standard" style:family="paragraph">
      <style:paragraph-properties fo:margin-left="2.5in" fo:text-indent="0.5in">
        <style:tab-stops/>
      </style:paragraph-properties>
      <style:text-properties style:font-name="Consolas" style:font-name-asian="Consolas" style:font-name-complex="Consolas" fo:font-size="10pt" style:font-size-asian="10pt" style:font-size-complex="10pt" fo:background-color="#FFFFFF" fo:language="en" fo:country="US"/>
    </style:style>
    <style:style style:name="P506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07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08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09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10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11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12" style:parent-style-name="Standard" style:family="paragraph">
      <style:paragraph-properties fo:text-align="justify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 fo:background-color="#FFFFFF"/>
    </style:style>
    <style:style style:name="P513" style:parent-style-name="Standard" style:family="paragraph">
      <style:paragraph-properties fo:widows="0" fo:orphans="0"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ableColumn515" style:family="table-column">
      <style:table-column-properties style:column-width="3.3541in" style:use-optimal-column-width="false"/>
    </style:style>
    <style:style style:name="Table514" style:family="table">
      <style:table-properties style:width="3.3541in" fo:margin-left="1.2951in" table:align="left"/>
    </style:style>
    <style:style style:name="TableRow516" style:family="table-row">
      <style:table-row-properties style:min-row-height="0.1666in" style:use-optimal-row-height="false"/>
    </style:style>
    <style:style style:name="TableCell517" style:family="table-cell">
      <style:table-cell-properties fo:border="0.0138in solid #000001" style:writing-mode="lr-tb" style:vertical-align="middle" fo:padding-top="0in" fo:padding-left="0.0847in" fo:padding-bottom="0in" fo:padding-right="0.075in"/>
    </style:style>
    <style:style style:name="P518" style:parent-style-name="Standard" style:family="paragraph">
      <style:paragraph-properties fo:widows="0" fo:orphans="0" fo:text-align="center" fo:line-height="100%"/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ableRow519" style:family="table-row">
      <style:table-row-properties style:min-row-height="0.5694in" style:use-optimal-row-height="false"/>
    </style:style>
    <style:style style:name="TableCell520" style:family="table-cell">
      <style:table-cell-properties fo:border="0.0138in solid #000001" style:writing-mode="lr-tb" fo:padding-top="0in" fo:padding-left="0.0847in" fo:padding-bottom="0in" fo:padding-right="0.075in"/>
    </style:style>
    <style:style style:name="P52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2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2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2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2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2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2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2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2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3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3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ableRow532" style:family="table-row">
      <style:table-row-properties style:min-row-height="0.5694in" style:use-optimal-row-height="false"/>
    </style:style>
    <style:style style:name="TableCell533" style:family="table-cell">
      <style:table-cell-properties fo:border="0.0138in solid #000001" style:writing-mode="lr-tb" fo:padding-top="0in" fo:padding-left="0.0847in" fo:padding-bottom="0in" fo:padding-right="0.075in"/>
    </style:style>
    <style:style style:name="P53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3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36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 fo:background-color="#FFFFFF" fo:language="en" fo:country="US"/>
    </style:style>
    <style:style style:name="P537" style:parent-style-name="Standard" style:family="paragraph">
      <style:paragraph-properties fo:text-align="justify"/>
    </style:style>
    <style:style style:name="T538" style:parent-style-name="DefaultParagraphFont" style:family="text"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T539" style:parent-style-name="DefaultParagraphFont" style:family="text"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40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4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4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43" style:parent-style-name="Standard" style:family="paragraph">
      <style:paragraph-properties fo:widows="0" fo:orphans="0" fo:line-height="100%"/>
    </style:style>
    <style:style style:name="T544" style:parent-style-name="DefaultParagraphFont" style:family="text">
      <style:text-properties style:font-name="Verdana" style:font-name-asian="Consolas" style:font-name-complex="Consolas" fo:font-size="12pt" style:font-size-asian="12pt" style:font-size-complex="12pt"/>
    </style:style>
    <style:style style:name="T54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46" style:parent-style-name="Standard" style:family="paragraph">
      <style:paragraph-properties fo:widows="0" fo:orphans="0"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ableColumn548" style:family="table-column">
      <style:table-column-properties style:column-width="3.3541in" style:use-optimal-column-width="false"/>
    </style:style>
    <style:style style:name="Table547" style:family="table">
      <style:table-properties style:width="3.3541in" fo:margin-left="1.2951in" table:align="left"/>
    </style:style>
    <style:style style:name="TableRow549" style:family="table-row">
      <style:table-row-properties style:min-row-height="0.1666in" style:use-optimal-row-height="false"/>
    </style:style>
    <style:style style:name="TableCell550" style:family="table-cell">
      <style:table-cell-properties fo:border="0.0138in solid #000001" style:writing-mode="lr-tb" style:vertical-align="middle" fo:padding-top="0in" fo:padding-left="0.0847in" fo:padding-bottom="0in" fo:padding-right="0.075in"/>
    </style:style>
    <style:style style:name="P551" style:parent-style-name="Standard" style:family="paragraph">
      <style:paragraph-properties fo:widows="0" fo:orphans="0" fo:text-align="center" fo:line-height="100%"/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ableRow552" style:family="table-row">
      <style:table-row-properties style:min-row-height="0.3055in" style:use-optimal-row-height="false"/>
    </style:style>
    <style:style style:name="TableCell553" style:family="table-cell">
      <style:table-cell-properties fo:border="0.0138in solid #000001" style:writing-mode="lr-tb" fo:padding-top="0in" fo:padding-left="0.0847in" fo:padding-bottom="0in" fo:padding-right="0.075in"/>
    </style:style>
    <style:style style:name="P55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/>
    </style:style>
    <style:style style:name="P555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56" style:parent-style-name="Standard" style:family="paragraph">
      <style:paragraph-properties fo:widows="0" fo:orphans="0" fo:text-align="justify" fo:line-height="100%"/>
    </style:style>
    <style:style style:name="T557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55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5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6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61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562" style:parent-style-name="Standard" style:family="paragraph">
      <style:paragraph-properties fo:widows="0" fo:orphans="0" fo:text-align="justify" fo:line-height="100%"/>
    </style:style>
    <style:style style:name="T56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64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56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6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67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568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69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70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57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7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7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74" style:parent-style-name="Standard" style:family="paragraph">
      <style:paragraph-properties fo:widows="0" fo:orphans="0" fo:line-height="100%"/>
    </style:style>
    <style:style style:name="T575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57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77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78" style:parent-style-name="Standard" style:family="paragraph">
      <style:paragraph-properties fo:widows="0" fo:orphans="0" fo:text-align="justify" fo:line-height="100%" fo:text-indent="0.5in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79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80" style:parent-style-name="Standard" style:family="paragraph">
      <style:paragraph-properties fo:widows="0" fo:orphans="0" fo:text-align="justify" fo:line-height="100%"/>
    </style:style>
    <style:style style:name="T581" style:parent-style-name="DefaultParagraphFont" style:family="text"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T582" style:parent-style-name="DefaultParagraphFont" style:family="text"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T583" style:parent-style-name="DefaultParagraphFont" style:family="text">
      <style:text-properties style:font-name="Consolas" style:font-name-asian="Verdana" style:font-name-complex="Verdana" fo:font-size="12pt" style:font-size-asian="12pt" style:font-size-complex="12pt" fo:background-color="#FFFFFF"/>
    </style:style>
    <style:style style:name="T584" style:parent-style-name="DefaultParagraphFont" style:family="text"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85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86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87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88" style:parent-style-name="Standard" style:family="paragraph">
      <style:paragraph-properties fo:widows="0" fo:orphans="0" fo:text-align="justify"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 fo:background-color="#FFFFFF"/>
    </style:style>
    <style:style style:name="P589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90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91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92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93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94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95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96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97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 fo:background-color="#FFFFFF"/>
    </style:style>
    <style:style style:name="P598" style:parent-style-name="Standard" style:family="paragraph">
      <style:paragraph-properties fo:widows="0" fo:orphans="0" fo:text-align="justify"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 fo:background-color="#FFFFFF"/>
    </style:style>
    <style:style style:name="P599" style:parent-style-name="Standard" style:family="paragraph">
      <style:paragraph-properties fo:text-align="justify"/>
    </style:style>
    <style:style style:name="P600" style:parent-style-name="Standard" style:family="paragraph">
      <style:paragraph-properties fo:text-align="justify"/>
    </style:style>
    <style:style style:name="T60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60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60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60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60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60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rabalho 7 – Game States e Texto</text:p>
      <text:p text:style-name="P2"/>
      <text:p text:style-name="P3">1. Refatoração - Game States</text:p>
      <text:p text:style-name="P4"/>
      <text:p text:style-name="P5">Quantos jogos que você conhece te largam direto na primeira fase, sem uma tela de título ou uma tela inicial?<text:s/>Provavelmente, não muitos. Em geral, os jogos possuem mais do que a lógica do gameplay normal: possuem telas de título, de Game Over, de menus, mini-games…</text:p>
      <text:p text:style-name="P6"/>
      <text:p text:style-name="P7"><text:span text:style-name="T8"><text:tab/>É possível fazer isso numa classe só -<text:s/></text:span><text:span text:style-name="T9">possível</text:span><text:span text:style-name="T10">, não<text:s/></text:span><text:span text:style-name="T11">recomendável</text:span><text:span text:style-name="T12">. O resultado seria um código eno</text:span><text:span text:style-name="T13">rme, cheio de ifs, cujos trechos não tem muita relação entre si. Como organizar isso, então? A verdade é que você já conhece a solução: O conceito de Game State, que é o que implementamos em State.</text:span></text:p>
      <text:p text:style-name="P14"/>
      <text:p text:style-name="P15"><text:tab/>Originalmente, apresentamos State como uma forma de separar a lógica específica do jogo da lógica da engine, uma classe com interface genérica que a engine pudesse manipular. Essa mesma característica permite que Game troque o State em execução, para permitir comportamentos diferentes.</text:p>
      <text:p text:style-name="P16"/>
      <text:p text:style-name="P17">Assim, um State passa a<text:s/>ser uma parte do jogo com lógica própria. Imagine uma tela de título de um jogo hipotético: Ela mostra um background, um logo, opções como New Game, Continue e Options, e um cursor. Não estamos preocupados com a colisão de entidades, por exemplo; talvez nem haja entidades. Apenas movemos o cursor para cima e para baixo, esperando uma escolha. Esse é o primeiro estado.</text:p>
      <text:p text:style-name="P18"/>
      <text:p text:style-name="P19">Aperte New Game. Você assistirá a uma cutscene inicial. Este é um estado que mostra na tela determinadas imagens e trechos de texto predefinidos. Quando a cutscene acabar, você estará no estado do jogo. O jogo tem preocupações com a atualização e renderização de entidades quaisquer, e tem condições de vitória e derrota.</text:p>
      <text:p text:style-name="P20"/>
      <text:p text:style-name="P21">Com essa distinção em mente, vamos examinar que mudanças são necessárias<text:s/>na nossa engine. Atualmente, Game tem um ponteiro pra State. Mudaremos isso para uma pilha de ponteiros para State.</text:p>
      <text:p text:style-name="P22"><text:span text:style-name="T23"><draw:frame draw:z-index="251658240" draw:id="id0" draw:style-name="a0" draw:name="Picture 1" text:anchor-type="as-char" svg:x="0in" svg:y="0in" svg:width="6in" svg:height="4.69792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24"><text:span text:style-name="T25">(Manter ou não o estado na pilha depende de alguns fatores: se vale a pena ou não deixar o state em memória para<text:s/></text:span><text:span text:style-name="T26">ser carregado mais rápido, a lógica de transição de telas, por exemplo acessar menu, que pode te levar a uma tela de progressos salvos, a um minigame, ou a uma tela de opções, etc etc.)</text:span></text:p>
      <text:p text:style-name="P27"/>
      <text:p text:style-name="P28">Acontece que nossa classe State atual tem um comportamento bem<text:s/>definido. Precisaremos transformá-la numa interface para essa mudança na arquitetura.</text:p>
      <text:p text:style-name="P29"/>
      <text:p text:style-name="P30">Vamos resolver isso primeiro, para depois vermos como Game vai ficar. Renomeie sua classe State atual para StageState. Trataremos das alterações a serem feitas nela na seção 1c.</text:p>
      <text:p text:style-name="P31"/>
      <text:p text:style-name="P32"/>
      <text:p text:style-name="P33">1a. State</text:p>
      <text:p text:style-name="P34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P39">State</text:p>
          </table:table-cell>
        </table:table-row>
        <table:table-row table:style-name="TableRow40">
          <table:table-cell table:style-name="TableCell41">
            <text:p text:style-name="P42"/>
            <text:p text:style-name="P43">+ State ()</text:p>
            <text:p text:style-name="P44">+ ~State () : virtual</text:p>
            <text:p text:style-name="P45"/>
            <text:p text:style-name="P46">+ LoadAssets () : void, virtual pura</text:p>
            <text:p text:style-name="P47">+ Update (dt : float) : void, virtual pura</text:p>
            <text:p text:style-name="P48">+ Render () : void, virtual pura</text:p>
            <text:p text:style-name="P49"/>
            <text:p text:style-name="P50">+ Start () : void, virtual pura</text:p>
            <text:p text:style-name="P51">+ Pause () : void, virtual pura</text:p>
            <text:p text:style-name="P52">+ Resume () :<text:s/>void, virtual pura</text:p>
            <text:p text:style-name="P53"/>
            <text:p text:style-name="P54">+ AddObject (object : GameObject*)</text:p>
            <text:p text:style-name="P55"><text:s text:c="24"/>: std::weak_ptr&lt; GameObject &gt;, virtual</text:p>
            <text:p text:style-name="P56">+ GetObjectPtr (object : GameObject*)</text:p>
            <text:p text:style-name="P57"><text:s text:c="24"/>: std::weak_ptr&lt; GameObject &gt;, virtual</text:p>
            <text:p text:style-name="P58"/>
            <text:p text:style-name="P59">+ PopRequested () : bool</text:p>
            <text:p text:style-name="P60">+ QuitRequested () : bool</text:p>
            <text:p text:style-name="P61"/>
            <text:p text:style-name="P62"># StartArray () : void</text:p>
            <text:p text:style-name="P63"># UpdateArray (dt : float) : void, virtual</text:p>
            <text:p text:style-name="P64"># RenderArray () : void, virtual</text:p>
            <text:p text:style-name="P65"/>
          </table:table-cell>
        </table:table-row>
        <table:table-row table:style-name="TableRow66">
          <table:table-cell table:style-name="TableCell67">
            <text:p text:style-name="P68"/>
            <text:p text:style-name="P69"># popRequested : bool</text:p>
            <text:p text:style-name="P70"># quitRequested : bool</text:p>
            <text:p text:style-name="P71"># started : bool</text:p>
            <text:p text:style-name="P72"/>
            <text:p text:style-name="P73"># objectArray : std::vector&lt;std::shared_ptr&lt;GameObject&gt;&gt;</text:p>
            <text:p text:style-name="P74"/>
          </table:table-cell>
        </table:table-row>
      </table:table>
      <text:p text:style-name="P75"/>
      <text:p text:style-name="P76">State<text:s/>implementa uma interface básica de comportamento de um estado (Start, Update e Render, como antes), além de uma interface de comunicação de com a engine (PopRequested, para a deleção do estado, QuitRequested para o encerramento do jogo).</text:p>
      <text:p text:style-name="P77"/>
      <text:p text:style-name="P78">&gt; State ()</text:p>
      <text:p text:style-name="P79"/>
      <text:p text:style-name="P80"><text:tab/>Apenas inicializa os membros (as flags).</text:p>
      <text:soft-page-break/>
      <text:p text:style-name="P81">&gt; ~State ()</text:p>
      <text:p text:style-name="P82"/>
      <text:p text:style-name="P83"><text:tab/>Esvazia o vetor de objetos.</text:p>
      <text:p text:style-name="P84"/>
      <text:p text:style-name="P85">&gt; AddObject (object : GameObject*) : std::weak_ptr&lt; GameObject &gt;, virtual</text:p>
      <text:p text:style-name="P86">&gt; GetObjectPtr (object : GameObject*) : std::weak_ptr&lt; GameObject &gt;, virtual</text:p>
      <text:p text:style-name="P87"/>
      <text:p text:style-name="P88"><text:span text:style-name="T89"><text:tab/></text:span><text:span text:style-name="T90">Copie as funções de<text:s/></text:span><text:span text:style-name="T91">StageState para cá.</text:span></text:p>
      <text:p text:style-name="P92"/>
      <text:p text:style-name="P93">&gt; Start () : void, virtual pura</text:p>
      <text:p text:style-name="P94">&gt; Pause () : void, virtual pura</text:p>
      <text:p text:style-name="P95">&gt; Resume () : void, virtual pura</text:p>
      <text:p text:style-name="P96"/>
      <text:p text:style-name="P97"><text:span text:style-name="T98"><text:tab/></text:span><text:span text:style-name="T99">Essas funções são chamadas por Game quando há uma mudança na pilha de estados. Pause especifica o comportamento de um estado quando um<text:s/></text:span><text:span text:style-name="T100">outro é empilhado por cima dele. Resume, quando o estado acima é desempilhado. E Start para quando ele é criado e adicionado na pilha.</text:span></text:p>
      <text:p text:style-name="P101"/>
      <text:p text:style-name="P102"><text:tab/>Isso pode ser usado para várias coisas. Para controlar sons, música e posicionamento de câmera; para chamar rotinas de<text:s/>cleanup ou recarregamento de recursos; para desfazer e refazer bindings com classes que usam o padrão Observer; entre outros.</text:p>
      <text:p text:style-name="P103"/>
      <text:p text:style-name="P104">&gt; Update () : void, virtual pura</text:p>
      <text:p text:style-name="P105">&gt; Render () : void, virtual pura</text:p>
      <text:p text:style-name="P106"/>
      <text:p text:style-name="P107"><text:span text:style-name="T108"><text:tab/>Já essas funções são chamadas por Game todo frame. Elas são p</text:span><text:span text:style-name="T109">uras pois você pode querer fazer alguma computação/renderização antes ou depois das dos objetos e, dessa forma, isso se torna possível.</text:span></text:p>
      <text:p text:style-name="P110"/>
      <text:p text:style-name="P111">&gt; PopRequested () : bool</text:p>
      <text:p text:style-name="P112">&gt; QuitRequested () : bool</text:p>
      <text:p text:style-name="P113"/>
      <text:p text:style-name="P114"><text:span text:style-name="T115"><text:tab/>Retornam a flag correspondente. Essas funções são usadas por Game<text:s/></text:span><text:span text:style-name="T116">para controlar a troca de estados ou o fim do jogo.</text:span></text:p>
      <text:p text:style-name="P117"/>
      <text:p text:style-name="P118">&gt; StartArray () : void, virtual</text:p>
      <text:p text:style-name="P119">&gt; UpdateArray (dt : float) : void, virtual</text:p>
      <text:p text:style-name="P120">&gt; RenderArray () : void, virtual</text:p>
      <text:p text:style-name="P121"/>
      <text:p text:style-name="P122"><text:span text:style-name="T123"><text:tab/></text:span><text:span text:style-name="T124">Aqui, percorreremos os objetos no vetor fazendo a inicialização, atualização e renderização<text:s/></text:span><text:span text:style-name="T125">deles. Esses loops não costumam mudar muito, então nos convém já tê-los prontos. Note que as funções são virtuais, caso<text:s/></text:span><text:soft-page-break/><text:span text:style-name="T126">seja necessário mudá-las.</text:span></text:p>
      <text:p text:style-name="P127"/>
      <text:p text:style-name="P128"><text:tab/>Com a nova interface estabelecida, vamos às mudanças em Game.</text:p>
      <text:p text:style-name="P129"/>
      <text:p text:style-name="P130">1b. Game</text:p>
      <text:p text:style-name="P131"/>
      <table:table table:style-name="Table132">
        <table:table-columns>
          <table:table-column table:style-name="TableColumn133"/>
        </table:table-columns>
        <table:table-row table:style-name="TableRow134">
          <table:table-cell table:style-name="TableCell135">
            <text:p text:style-name="P136">Game</text:p>
          </table:table-cell>
        </table:table-row>
        <table:table-row table:style-name="TableRow137">
          <table:table-cell table:style-name="TableCell138">
            <text:p text:style-name="P139"/>
            <text:p text:style-name="P140">+ Game (title : std::string,<text:s/>width : int, height : int)</text:p>
            <text:p text:style-name="P141">+ ~Game ()</text:p>
            <text:p text:style-name="P142"/>
            <text:p text:style-name="P143"><text:span text:style-name="T144">+<text:s/></text:span><text:span text:style-name="T145">GetInstance () : Game&amp;</text:span></text:p>
            <text:p text:style-name="P146">+ GetRenderer () : SDL_Renderer*</text:p>
            <text:p text:style-name="P147">+ GetCurrentState () : State&amp;</text:p>
            <text:p text:style-name="P148"/>
            <text:p text:style-name="P149">+ Push (state : State*) : void</text:p>
            <text:p text:style-name="P150"/>
            <text:p text:style-name="P151">+ Run () : void</text:p>
            <text:p text:style-name="P152"/>
            <text:p text:style-name="P153">+ GetDeltaTime () : float</text:p>
            <text:p text:style-name="P154">- CalculateDeltaTime () : void</text:p>
            <text:p text:style-name="P155"/>
          </table:table-cell>
        </table:table-row>
        <table:table-row table:style-name="TableRow156">
          <table:table-cell table:style-name="TableCell157">
            <text:p text:style-name="P158"/>
            <text:p text:style-name="P159">- frameStart : int</text:p>
            <text:p text:style-name="P160">- dt : float</text:p>
            <text:p text:style-name="P161"/>
            <text:p text:style-name="P162"><text:span text:style-name="T163">-<text:s/></text:span><text:span text:style-name="T164">instance : Game*</text:span></text:p>
            <text:p text:style-name="P165"/>
            <text:p text:style-name="P166">- storedState : State*</text:p>
            <text:p text:style-name="P167">- window : SDL_Window*</text:p>
            <text:p text:style-name="P168">- renderer : SDL_Renderer*</text:p>
            <text:p text:style-name="P169">- stateStack : std::stack&lt;std::unique_ptr&lt;State&gt;&gt;</text:p>
            <text:p text:style-name="P170"/>
          </table:table-cell>
        </table:table-row>
      </table:table>
      <text:p text:style-name="P171"/>
      <text:p text:style-name="P172">Game implementa uma pilha de estados. Apenas o estado do topo é atualizado e renderizado, e em<text:s/>todo frame, checamos se ele quer ser desempilhado. Temos também uma função Push, que será usada por outros estados para empilhar um novo.</text:p>
      <text:p text:style-name="P173"/>
      <text:p text:style-name="P174">&gt; Game (title : std::string, width : int, height : int)</text:p>
      <text:p text:style-name="P175"/>
      <text:p text:style-name="P176"><text:span text:style-name="T177"><text:tab/></text:span><text:span text:style-name="T178">Em vez de inicializar state (que não existe mais), iniciali</text:span><text:span text:style-name="T179">ze<text:s/></text:span><text:span text:style-name="T180">storedState<text:s/></text:span><text:span text:style-name="T181">como nullptr.</text:span></text:p>
      <text:p text:style-name="P182"/>
      <text:soft-page-break/>
      <text:p text:style-name="P183">&gt; ~Game ()</text:p>
      <text:p text:style-name="P184"/>
      <text:p text:style-name="P185"><text:tab/>Se existe um storedState não nulo, delete-o. Esvazie a pilha de estados. Limpe os Resources. De resto, é o mesmo destrutor de antes.</text:p>
      <text:p text:style-name="P186"/>
      <text:p text:style-name="P187"><text:span text:style-name="T188">&gt;<text:s/></text:span><text:span text:style-name="T189">GetInstance () : Game&amp;</text:span></text:p>
      <text:p text:style-name="P190">&gt; GetRenderer () : SDL_Renderer*</text:p>
      <text:p text:style-name="P191">&gt; GetCurrentState ()<text:s/>: State&amp;</text:p>
      <text:p text:style-name="P192"/>
      <text:p text:style-name="P193"><text:span text:style-name="T194"><text:tab/></text:span><text:span text:style-name="T195">As duas primeiras são as mesmas funções que já temos. A terceira função deve retornar uma referência para o estado no topo da pilha.</text:span></text:p>
      <text:p text:style-name="P196"/>
      <text:p text:style-name="P197">&gt; Push (state : State*) : void</text:p>
      <text:p text:style-name="P198"/>
      <text:p text:style-name="P199"><text:span text:style-name="T200"><text:tab/></text:span><text:span text:style-name="T201">Push serve para colocar um estado no topo da pilha. No entanto, o estado não é</text:span><text:span text:style-name="T202"><text:s/>colocado diretamente: Como a maioria dos pushes ocorrerão na chamada ao Update do estado atual (mid-frame), Push deve apenas armazenar esse ponteiro para ser empilhado logo antes do frame seguinte. Isso é responsabilidade de…</text:span></text:p>
      <text:p text:style-name="P203"/>
      <text:p text:style-name="P204">&gt; Run () : void</text:p>
      <text:p text:style-name="P205"/>
      <text:p text:style-name="P206"><text:tab/>Run é o nosso main game loop, mas agora com a pilha de estados. Antes que o loop comece, você deve buscar o estado inicial do jogo: Este será Push-ado pela main e estará em storedState. Coloque-o na pilha, e sete o ponteiro de volta para nullptr. Se não ouver um estado inicial, encerre o jogo.</text:p>
      <text:p text:style-name="P207"/>
      <text:p text:style-name="P208"><text:tab/>O loop agora tem duas condições pra ser interrompido. A primeira é a pilha estar vazia, e a segunda, QuitRequested do estado atual. No corpo do loop, vamos primeiro gerenciar a pilha e depois executar as mesmas tarefas de antes.</text:p>
      <text:p text:style-name="P209"/>
      <text:p text:style-name="P210"><text:tab/>Primeiro, precisamos saber se o estado atual quer ser deletado - se sim, o desempilhamos e damos Resume no estado agora no topo da pilha, se houver algum. Depois, se storedState não for nulo, o topo da pilha é pausado, e empilhamos o estado guardado<text:s/>(dando Start nele). Note que ambas as coisas podem acontecer num frame, e por isso, a ordem das operações é importante.</text:p>
      <text:p text:style-name="P211"/>
      <text:p text:style-name="P212"><text:tab/>Na saída, lembre-se de limpar os Resources, como antes.</text:p>
      <text:p text:style-name="P213"/>
      <text:p text:style-name="P214"/>
      <text:p text:style-name="P215"/>
      <text:p text:style-name="P216"/>
      <text:soft-page-break/>
      <text:p text:style-name="P217">&gt; GetDeltaTime () : float</text:p>
      <text:p text:style-name="P218">&gt; CalculateDeltaTime () : void</text:p>
      <text:p text:style-name="P219"/>
      <text:p text:style-name="P220"><text:tab/>Mesmo cálculo e<text:s/>retorno do dt feito antes.</text:p>
      <text:p text:style-name="P221"/>
      <text:p text:style-name="P222"><text:tab/>Voltemos agora à StageState, antiga State, para adaptar o jogo que tínhamos antes à arquitetura nova.</text:p>
      <text:p text:style-name="P223"/>
      <text:p text:style-name="P224">1c. StageState</text:p>
      <text:p text:style-name="P225"/>
      <table:table table:style-name="Table226">
        <table:table-columns>
          <table:table-column table:style-name="TableColumn227"/>
        </table:table-columns>
        <table:table-row table:style-name="TableRow228">
          <table:table-cell table:style-name="TableCell229">
            <text:p text:style-name="P230">StageState (herda de State)</text:p>
          </table:table-cell>
        </table:table-row>
        <table:table-row table:style-name="TableRow231">
          <table:table-cell table:style-name="TableCell232">
            <text:p text:style-name="P233"/>
            <text:p text:style-name="P234">+ StageState ()</text:p>
            <text:p text:style-name="P235">+ ~StageState ()</text:p>
            <text:p text:style-name="P236"/>
            <text:p text:style-name="P237">+ LoadAssets () : void</text:p>
            <text:p text:style-name="P238">+ Update () : void</text:p>
            <text:p text:style-name="P239">+<text:s/>Render () : void</text:p>
            <text:p text:style-name="P240"/>
            <text:p text:style-name="P241">+ Start () : void</text:p>
            <text:p text:style-name="P242">+ Pause () : void</text:p>
            <text:p text:style-name="P243">+ Resume () : void</text:p>
            <text:p text:style-name="P244"/>
          </table:table-cell>
        </table:table-row>
        <table:table-row table:style-name="TableRow245">
          <table:table-cell table:style-name="TableCell246">
            <text:p text:style-name="P247"/>
            <text:p text:style-name="P248">- tileSet : TileSet*</text:p>
            <text:p text:style-name="P249">- backgroundMusic : Music</text:p>
            <text:p text:style-name="P250"/>
          </table:table-cell>
        </table:table-row>
      </table:table>
      <text:p text:style-name="P251"/>
      <text:p text:style-name="P252">Não há muito o que dizer. StageState é a mesma classe de antes, com algumas funções e membros retirados, já que agora são herdados de State. Você deve se basear no seu código de antes, atentando para o fato de que, agora, podemos usar StartArray, UpdateArray e RenderArray. Pause e Resume podem ser vazias.</text:p>
      <text:p text:style-name="P253"/>
      <text:p text:style-name="P254">Com StageState pronto, vá até a sua função main e a altere para ter um Game,<text:s/>dar push num StageState e executar o jogo. Se tudo estiver bem, o jogo vai funcionar do mesmo jeito de antes. Teste antes de continuar. Vamos agora aproveitar a arquitetura nova para fazer uma tela de título.</text:p>
      <text:p text:style-name="P255"/>
      <text:p text:style-name="P256"/>
      <text:p text:style-name="P257"/>
      <text:soft-page-break/>
      <text:p text:style-name="P258"><text:span text:style-name="T259">1d. TitleState</text:span></text:p>
      <text:p text:style-name="P260"/>
      <table:table table:style-name="Table261">
        <table:table-columns>
          <table:table-column table:style-name="TableColumn262"/>
        </table:table-columns>
        <table:table-row table:style-name="TableRow263">
          <table:table-cell table:style-name="TableCell264">
            <text:p text:style-name="P265">TitleState (herda de State)</text:p>
          </table:table-cell>
        </table:table-row>
        <table:table-row table:style-name="TableRow266">
          <table:table-cell table:style-name="TableCell267">
            <text:p text:style-name="P268"/>
            <text:p text:style-name="P269">+ TitleState ()</text:p>
            <text:p text:style-name="P270">+ ~TitleState ()</text:p>
            <text:p text:style-name="P271"/>
            <text:p text:style-name="P272">+ LoadAsstes () : void</text:p>
            <text:p text:style-name="P273">+ Update () : void</text:p>
            <text:p text:style-name="P274">+ Render () : void</text:p>
            <text:p text:style-name="P275"/>
            <text:p text:style-name="P276">+ Start () : void</text:p>
            <text:p text:style-name="P277">+ Pause () : void</text:p>
            <text:p text:style-name="P278">+ Resume () : void</text:p>
            <text:p text:style-name="P279"/>
          </table:table-cell>
        </table:table-row>
      </table:table>
      <text:p text:style-name="P280"/>
      <text:p text:style-name="P281">&gt; TitleState()</text:p>
      <text:p text:style-name="P282"/>
      <text:p text:style-name="P283"><text:span text:style-name="T284"><text:tab/>Inicializa adiciona um GameObject com a imagem “img/title.jpg”.</text:span></text:p>
      <text:p text:style-name="P285"/>
      <text:p text:style-name="P286">&gt; Update(dt :<text:s/>float) : void</text:p>
      <text:p text:style-name="P287"/>
      <text:p text:style-name="P288"><text:span text:style-name="T289"><text:tab/>Deve responder a eventos de janela e a tecla ESC, casos em que devemos sair do jogo. Também devemos checar se a barra de espaço é pressionada, se sim, devemos criar um novo StageState e dar Push.</text:span></text:p>
      <text:p text:style-name="P290"/>
      <text:p text:style-name="P291"><text:tab/>Altere StageState para voltar à tela de título quando ESC for pressionada (e não sair do jogo). Execute o programa, alternando entre os estados.</text:p>
      <text:p text:style-name="P292"/>
      <text:p text:style-name="P293"><text:span text:style-name="T294"><text:tab/></text:span><text:span text:style-name="T295">1e. Mudanças em Resources (Extra)</text:span></text:p>
      <text:p text:style-name="P296"/>
      <text:p text:style-name="P297"><text:tab/>A troca de estados estando implementada, é uma boa hora para lembrar que o nosso gerenciamento de recursos é um<text:s/>tanto falho. Afinal, se trocamos de fase várias vezes, passando por vários tilesets, vários sprites, assim que voltarmos pra tela de título, ainda teremos tudo na memória.</text:p>
      <text:p text:style-name="P298"/>
      <text:p text:style-name="P299"><text:span text:style-name="T300"><text:tab/>Não faz sentido manter na memória objetos que não serão mais usados, mas saber dis</text:span><text:span text:style-name="T301">so é o grande problema. Como mencionamos anteriormente, há uma série de fatores que podem ser levados em consideração. Usaremos o mais simples de todos, a contagem de referências do<text:s/></text:span><text:span text:style-name="T302">std::shared_ptr</text:span><text:span text:style-name="T303">.</text:span></text:p>
      <text:p text:style-name="P304"/>
      <text:p text:style-name="P305"><text:span text:style-name="T306"><text:tab/>Essa classe, assim como sua irmãzinha<text:s/></text:span><text:span text:style-name="T307">unique_ptr</text:span><text:span text:style-name="T308">, está<text:s/></text:span><text:span text:style-name="T309">em<text:s/></text:span><text:span text:style-name="T310">&lt;memory&gt;</text:span><text:span text:style-name="T311">. Ela permite que cópias do ponteiro sejam feitas, mas mantem, internamente, uma contagem do número de instâncias de<text:s/></text:span><text:span text:style-name="T312">shared_ptr</text:span><text:span text:style-name="T313"><text:s/>com aquele ponteiro.<text:s/></text:span><text:soft-page-break/><text:span text:style-name="T314">Se a contagem de instâncias chegar a zero (isto é, a última cópia daquele ponteiro está sendo de</text:span><text:span text:style-name="T315">struída), o objeto é destruído também, usando<text:s/></text:span><text:span text:style-name="T316">delete</text:span><text:span text:style-name="T317">.</text:span></text:p>
      <text:p text:style-name="P318"/>
      <text:p text:style-name="P319"><text:tab/>Essa última parte é um problema para nós, já que os tipos da SDL não são tratados com delete, e sim com SDL_DestroyTexture. Voltaremos a isso num instante.</text:p>
      <text:p text:style-name="P320"/>
      <text:p text:style-name="P321">std::unordered_map&lt;std::string, std::shared_ptr&lt;SDL_Texture&gt;&gt; imageTable;</text:p>
      <text:p text:style-name="P322"/>
      <text:p text:style-name="P323">Resources::imageTable deve passar a ser uma tabela de shared_ptrs para SDL_Texture, tornando-se um forte candidato para a variável com o tipo mais legal do trabalho. A função Resources::GetImage deve retornar um shared_ptr,<text:s/>e Sprite deve guardar um também (em vez do ponteiro simples para SDL_Texture*).</text:p>
      <text:p text:style-name="P324"/>
      <text:p text:style-name="P325">Em GetImage, caso a imagem já esteja alocada, o procedimento é o mesmo. Caso não esteja, depois de chamar IMG_LoadTexture e checar se a textura é nula, criamos um shared_ptr (alocação estática!) com a textura, inserimos na tabela, e retornamos.</text:p>
      <text:p text:style-name="P326"/>
      <text:p text:style-name="P327">Em ClearImages, procuramos shared_ptrs cujo número de instâncias é igual a 1 (função unique). Removemos essas entradas da tabela, destruindo a última instância e causando a desalocação<text:s/>da textura. Ah, mas ainda não resolvemos a questão do delete, não é?</text:p>
      <text:p text:style-name="P328"/>
      <text:p text:style-name="P329"><text:tab/>Além do primeiro argumento da construção de shared_ptr, podemos passar um functor que especifique como o ponteiro deve ser deletado. Mas nesse caso, melhor ainda do que definir uma classe seria usar uma função lambda. Consulte o apoio de C++, seção 13, caso não conheça esses componentes da linguagem.</text:p>
      <text:p text:style-name="P330"/>
      <text:p text:style-name="P331"><text:s/><text:tab/>O formato de lambda aceito pelo construtor de shared_ptr é uma função que recebe um ponteiro simples do tipo apontado pelo shared_ptr. Com Resources implementado dessa maneira, a função ClearImages passa a ser chamada sempre que um estado é pop-ado, para liberar recursos que ele não vai mais usar.</text:p>
      <text:p text:style-name="P332"/>
      <text:p text:style-name="P333"><text:tab/>Uma observação importante sobre o fechamento do jogo: Garanta que, antes de liberar os recursos ao sair do loop de Game::Run, a pilha de estados está vazia. Se o loop for quebrado por quit, e não pop, isso não vai ser verdade, e a limpeza de recursos não afetará os recursos de estados ainda alocados.</text:p>
      <text:p text:style-name="P334"/>
      <text:soft-page-break/>
      <text:p text:style-name="P335">...Espero que não tenha cansado de alterar Resources. Temos mais uma mudança a fazer.</text:p>
      <text:p text:style-name="P336"/>
      <text:p text:style-name="P337">4. Text</text:p>
      <text:p text:style-name="P338"/>
      <table:table table:style-name="Table339">
        <table:table-columns>
          <table:table-column table:style-name="TableColumn340"/>
        </table:table-columns>
        <table:table-row table:style-name="TableRow341">
          <table:table-cell table:style-name="TableCell342">
            <text:p text:style-name="P343">Text (herda de Component)</text:p>
          </table:table-cell>
        </table:table-row>
        <table:table-row table:style-name="TableRow344">
          <table:table-cell table:style-name="TableCell345">
            <text:p text:style-name="P346"/>
            <text:p text:style-name="P347">+ TextStyle : enum (SOLID, SHADED, BLENDED)</text:p>
            <text:p text:style-name="P348"/>
            <text:p text:style-name="P349">+ Text (associated : GameObject&amp;,</text:p>
            <text:p text:style-name="P350"><text:s text:c="8"/>fontFile : std::string,</text:p>
            <text:p text:style-name="P351"><text:s text:c="8"/>fontSize : int,</text:p>
            <text:p text:style-name="P352"><text:s text:c="8"/>style : TextStyle,</text:p>
            <text:p text:style-name="P353"><text:s text:c="8"/>text :<text:s/>std::string,</text:p>
            <text:p text:style-name="P354"><text:s text:c="8"/>color : SDL_Color)</text:p>
            <text:p text:style-name="P355">+ ~Text ()</text:p>
            <text:p text:style-name="P356"/>
            <text:p text:style-name="P357">+ Update (dt : float) : void</text:p>
            <text:p text:style-name="P358">+ Render () : void</text:p>
            <text:p text:style-name="P359">+ Is (type : std::string) : bool</text:p>
            <text:p text:style-name="P360"/>
            <text:p text:style-name="P361">+ SetText (text : std::string) : void</text:p>
            <text:p text:style-name="P362">+ SetColor (color : SDL_Color) : void</text:p>
            <text:p text:style-name="P363">+ SetStyle (style : TextStyle) : void</text:p>
            <text:p text:style-name="P364">+<text:s/>SetFontFile (fontFile : std::string) : void</text:p>
            <text:p text:style-name="P365">+ SetFontSize (fontSize : int) : void</text:p>
            <text:p text:style-name="P366"/>
            <text:p text:style-name="P367">- RemakeTexture () : void</text:p>
            <text:p text:style-name="P368"/>
          </table:table-cell>
        </table:table-row>
        <table:table-row table:style-name="TableRow369">
          <table:table-cell table:style-name="TableCell370">
            <text:p text:style-name="P371"/>
            <text:p text:style-name="P372">- font : TTF_Font*</text:p>
            <text:p text:style-name="P373">- texture : SDL_Texture*</text:p>
            <text:p text:style-name="P374"><text:s text:c="8"/></text:p>
            <text:p text:style-name="P375">- text : std::string</text:p>
            <text:p text:style-name="P376">- style : TextStyle</text:p>
            <text:p text:style-name="P377">- fontFile : std::string</text:p>
            <text:p text:style-name="P378">- fontSize : int</text:p>
            <text:p text:style-name="P379">- color<text:s/>: SDL_Color</text:p>
            <text:p text:style-name="P380"/>
          </table:table-cell>
        </table:table-row>
      </table:table>
      <text:p text:style-name="P381"/>
      <text:p text:style-name="P382">Você precisará da SDL_ttf.h para implementar essa classe, que por sua vez, precisa ser inicializada em Game usando TTF_Init() e encerrada por TTF_Quit(). Nenhuma das funções recebe argumentos e a Init retorna 0 se for bem sucedida.</text:p>
      <text:p text:style-name="P383"/>
      <text:p text:style-name="P384"><text:span text:style-name="T385">Text cri</text:span><text:span text:style-name="T386">a uma textura contendo um texto arbitrário, em uma fonte carregada de um arquivo. A cor do texto é dada por uma SDL_Color, uma struct contendo membros<text:s/></text:span><text:span text:style-name="T387">r</text:span><text:span text:style-name="T388">,<text:s/></text:span><text:span text:style-name="T389">g</text:span><text:span text:style-name="T390">,<text:s/></text:span><text:span text:style-name="T391">b</text:span><text:span text:style-name="T392"><text:s/>e<text:s/></text:span><text:span text:style-name="T393">a</text:span><text:span text:style-name="T394">. Como ela não tem um construtor além do padrão, pode ser conveniente criar um índice de cores</text:span><text:span text:style-name="T395"><text:s/>mais usadas no seu código, ou uma função que retorne uma SDL_Color automaticamente para certos parâmetros. Algo que pode ajudar é usar Aggregate Initialization. Pesquise sobre isso, caso queira.</text:span></text:p>
      <text:p text:style-name="P396"/>
      <text:p text:style-name="P397">Precisaremos dos membros GetFont, ClearFonts e fontTable em<text:s/>Resources. As funções da TTF são as seguintes:</text:p>
      <text:p text:style-name="P398"/>
      <text:p text:style-name="P399"><text:span text:style-name="T400">TTF_Font*<text:s/></text:span><text:span text:style-name="T401">TTF_OpenFont<text:s/></text:span><text:span text:style-name="T402">(const char* file, int ptsize)</text:span></text:p>
      <text:p text:style-name="P403"><text:span text:style-name="T404">void<text:s/></text:span><text:span text:style-name="T405">TTF_CloseFont<text:s/></text:span><text:span text:style-name="T406">(TTF_Font* font)</text:span></text:p>
      <text:p text:style-name="P407"/>
      <text:p text:style-name="P408">Note que uma instância de uma fonte não depende só do arquivo, mas também do tamanho da fonte. Assim, não é possível<text:s/>usar fontFile como a chave da tabela diretamente, mas isso é fácil de resolver: Concatene fontFile com o tamanho para criar uma chave única.</text:p>
      <text:p text:style-name="P409"/>
      <text:p text:style-name="P410">&gt; Text (associated : GameObject&amp;, fontFile : string, fontSize : int,</text:p>
      <text:p text:style-name="P411"><text:s text:c="8"/>style : TextStyle, text : string,<text:s/>color : SDL_Color)</text:p>
      <text:p text:style-name="P412"/>
      <text:p text:style-name="P413"><text:span text:style-name="T414"><text:tab/></text:span><text:span text:style-name="T415">Inicialize todos os membros da classe e incluindo texture (nullptr).</text:span></text:p>
      <text:p text:style-name="P416"/>
      <text:p text:style-name="P417">Com todos os membros inicializados, chame RemakeTexture para criar a textura.</text:p>
      <text:p text:style-name="P418"/>
      <text:p text:style-name="P419">&gt; ~Text ()</text:p>
      <text:p text:style-name="P420"/>
      <text:p text:style-name="P421"><text:span text:style-name="T422"><text:tab/></text:span><text:span text:style-name="T423">Se a textura existir, destrua-a.</text:span></text:p>
      <text:p text:style-name="P424"/>
      <text:p text:style-name="P425">&gt; Update (dt : float) : void</text:p>
      <text:p text:style-name="P426"/>
      <text:p text:style-name="P427"><text:span text:style-name="T428"><text:tab/></text:span><text:span text:style-name="T429">Por<text:s/></text:span><text:span text:style-name="T430">enquanto é vazia.</text:span></text:p>
      <text:p text:style-name="P431"/>
      <text:p text:style-name="P432">&gt; Render () : void</text:p>
      <text:p text:style-name="P433"/>
      <text:p text:style-name="P434"><text:span text:style-name="T435"><text:tab/></text:span><text:span text:style-name="T436">Renderiza a textura (se existir) na posição dada por box, ajustada para a posição da câmera dada. Use nossa velha amiga RenderCopyEx.</text:span></text:p>
      <text:p text:style-name="P437"/>
      <text:p text:style-name="P438"><text:span text:style-name="T439">int<text:s/></text:span><text:span text:style-name="T440">SDL_RenderCopyEx</text:span><text:span text:style-name="T441">(SDL_Renderer* renderer, SDL_Texture* texture,</text:span><text:span text:style-name="T442"><text:line-break/></text:span><text:span text:style-name="T443"><text:s text:c="8"/></text:span><text:span text:style-name="T444"><text:tab/><text:s text:c="5"/></text:span><text:span text:style-name="T445"><text:s text:c="7"/>const SDL_Rect* srcrect, const SDL_Rect* dstrect,</text:span></text:p>
      <text:soft-page-break/>
      <text:p text:style-name="P446"><text:span text:style-name="T447"><text:s text:c="19"/></text:span><text:span text:style-name="T448">double angle, SDL_Point* center, SDL_RendererFlip flip)</text:span></text:p>
      <text:p text:style-name="P449"/>
      <text:p text:style-name="P450"><text:span text:style-name="T451"><text:tab/></text:span><text:span text:style-name="T452">ClipRect é de {0,0} até largura e altura da box de associated. DestRect é a posição da box de associated subtraída pela<text:s/></text:span><text:span text:style-name="T453">câmera e largura igual do ClipRect.</text:span></text:p>
      <text:p text:style-name="P454"/>
      <text:p text:style-name="P455">&gt; SetText (text : string) : void</text:p>
      <text:p text:style-name="P456">&gt; SetColor (color : SDL_Color) : void</text:p>
      <text:p text:style-name="P457">&gt; SetStyle (style : TextStyle) : void</text:p>
      <text:p text:style-name="P458">&gt; SetFontSize (fontSize : int) : void</text:p>
      <text:p text:style-name="P459"/>
      <text:p text:style-name="P460"><text:span text:style-name="T461"><text:tab/></text:span><text:span text:style-name="T462">Cada uma destas funções altera um atributo e chama RemakeTexture para<text:s/></text:span><text:span text:style-name="T463">aplicar a mudança.</text:span></text:p>
      <text:p text:style-name="P464"/>
      <text:p text:style-name="P465">&gt; RemakeTexture () : void</text:p>
      <text:p text:style-name="P466"/>
      <text:p text:style-name="P467"><text:span text:style-name="T468"><text:tab/></text:span><text:span text:style-name="T469">Se já houver uma textura criada, destrua-a. Obtenha a nova fonte e só continue se conseguir carregá-la.</text:span></text:p>
      <text:p text:style-name="P470"/>
      <text:p text:style-name="P471"><text:tab/>RemakeTexture usa uma das três funções a seguir para renderizar o texto.</text:p>
      <text:p text:style-name="P472"/>
      <text:p text:style-name="P473"><text:span text:style-name="T474">SDL_Surface*<text:s/></text:span><text:span text:style-name="T475">TTF_RenderText_Solid</text:span><text:span text:style-name="T476">(TTF_Font* font, const char* text, SDL_Color fg)</text:span></text:p>
      <text:p text:style-name="P477"><text:span text:style-name="T478">SDL_Surface*<text:s/></text:span><text:span text:style-name="T479">TTF_RenderText_Shaded</text:span><text:span text:style-name="T480">(TTF_Font* font, const char* text,</text:span></text:p>
      <text:p text:style-name="P481"><text:s text:c="35"/>SDL_Color fg, SDL_Color bg)</text:p>
      <text:p text:style-name="Standard"><text:span text:style-name="T482"><text:tab/>SDL_Surface*<text:s/></text:span><text:span text:style-name="T483">TTF_RenderText_Blended</text:span><text:span text:style-name="T484">(TTF_Font* font, co</text:span><text:span text:style-name="T485">nst char* text,</text:span></text:p>
      <text:p text:style-name="P486"><text:span text:style-name="T487"><text:s text:c="36"/></text:span><text:span text:style-name="T488">SDL_Color fg)</text:span></text:p>
      <text:p text:style-name="P489"/>
      <text:p text:style-name="P490">Qual usar depende do estilo do texto. Solid é o texto renderizado diretamente, sem nenhum tipo de tratamento visual. O texto Shaded é renderizado em um retângulo da cor dada em bg. Usaremos<text:s/>preto sempre na nossa implementação, mas se você quiser, pode implementar métodos para mudar essa cor.</text:p>
      <text:p text:style-name="P491"/>
      <text:p text:style-name="P492"><text:tab/>Finalmente, Blended cria um texto com as bordas suavizadas (usando o canal alpha), para que ele se adapte melhor à região da tela onde for<text:s/>renderizado. É mais custoso de se renderizar que os outros dois, mas faz uma diferença perceptível.</text:p>
      <text:p text:style-name="P493"/>
      <text:p text:style-name="P494"><text:tab/>Mas essas funções tem uma coisa diferente: Elas não retornam uma SDL_Texture*, mas sim um ponteiro para estrutura da SDL 1.2, SDL_Surface.<text:s/><text:soft-page-break/>Não podemos usá-la no nosso contexto atual, então use as seguintes funções para obter uma textura e deletar a surface temporária.</text:p>
      <text:p text:style-name="P495"/>
      <text:p text:style-name="P496"><text:span text:style-name="T497">SDL_Texture*<text:s/></text:span><text:span text:style-name="T498">SDL_CreateTextureFromSurface</text:span><text:span text:style-name="T499">(SDL_Renderer* renderer,</text:span></text:p>
      <text:p text:style-name="P500"><text:s/>SDL_Surface* surface)</text:p>
      <text:p text:style-name="P501"><text:span text:style-name="T502">void<text:s/></text:span><text:span text:style-name="T503">SDL_FreeSurface</text:span><text:span text:style-name="T504">(SDL_Surface* surface)</text:span></text:p>
      <text:p text:style-name="P505"/>
      <text:p text:style-name="P506">Se<text:s/>tiver conseguido gerar uma textura, lembre-se de setar os membros w e h do box, que podem ter sido alterados com a mudança. Você pode obtê-los direto da surface, ou usar SDL_QueryTexture.</text:p>
      <text:p text:style-name="P507"/>
      <text:p text:style-name="P508">Agora que temos texto, vá até a tela de título e coloque um texto orientando o usuário a pressionar espaço para continuar. No entanto, só ter o texto ali é desinteressante, logo, faça com que o texto alterne entre ser mostrado ou não. Você pode fazer como quiser, desde uma flag e um Timer ou dois floats e um Timer para mais controle. Modifique o construtor caso julgue necessário.</text:p>
      <text:p text:style-name="P509"/>
      <text:p text:style-name="P510">Quase pronto~ O que falta no nosso jogo é simplesmente, acabar. Não importa o que aconteça, ficamos em StageState enquanto não voltarmos para o menu. Vamos resolver!</text:p>
      <text:p text:style-name="P511"/>
      <text:p text:style-name="P512">5. (ou 1f.) EndState</text:p>
      <text:p text:style-name="P513"/>
      <table:table table:style-name="Table514">
        <table:table-columns>
          <table:table-column table:style-name="TableColumn515"/>
        </table:table-columns>
        <table:table-row table:style-name="TableRow516">
          <table:table-cell table:style-name="TableCell517">
            <text:p text:style-name="P518">EndState (herda de State)</text:p>
          </table:table-cell>
        </table:table-row>
        <table:table-row table:style-name="TableRow519">
          <table:table-cell table:style-name="TableCell520">
            <text:p text:style-name="P521">+ EndState ()</text:p>
            <text:p text:style-name="P522">+ ~EndState ()</text:p>
            <text:p text:style-name="P523"/>
            <text:p text:style-name="P524">+ LoadAssets () : void</text:p>
            <text:p text:style-name="P525">+ Update () : void</text:p>
            <text:p text:style-name="P526">+ Render () : void</text:p>
            <text:p text:style-name="P527"/>
            <text:p text:style-name="P528">+ Start () : void</text:p>
            <text:p text:style-name="P529">+ Pause () : void</text:p>
            <text:p text:style-name="P530">+ Resume () : void</text:p>
            <text:p text:style-name="P531"/>
          </table:table-cell>
        </table:table-row>
        <table:table-row table:style-name="TableRow532">
          <table:table-cell table:style-name="TableCell533">
            <text:p text:style-name="P534"/>
            <text:p text:style-name="P535">- backgroundMusic : Music</text:p>
          </table:table-cell>
        </table:table-row>
      </table:table>
      <text:p text:style-name="P536"/>
      <text:p text:style-name="P537"><text:span text:style-name="T538"><text:tab/>EndState é uma tela que diz para o jogador “YOU<text:s/></text:span><text:span text:style-name="T539">WIN” ou “YOU LOSE”.</text:span></text:p>
      <text:p text:style-name="P540"/>
      <text:p text:style-name="P541">&gt; EndState ()</text:p>
      <text:p text:style-name="P542"/>
      <text:p text:style-name="P543"><text:span text:style-name="T544"><text:tab/>Vamos usar GameData para determinar qual tela de final será carregada</text:span><text:span text:style-name="T545">... Espera, o que raios é uma GameData?</text:span></text:p>
      <text:p text:style-name="P546"/>
      <table:table table:style-name="Table547">
        <table:table-columns>
          <table:table-column table:style-name="TableColumn548"/>
        </table:table-columns>
        <table:table-row table:style-name="TableRow549">
          <table:table-cell table:style-name="TableCell550">
            <text:p text:style-name="P551">GameData</text:p>
          </table:table-cell>
        </table:table-row>
        <table:table-row table:style-name="TableRow552">
          <table:table-cell table:style-name="TableCell553">
            <text:p text:style-name="P554">+ playerVictory : bool</text:p>
          </table:table-cell>
        </table:table-row>
      </table:table>
      <text:p text:style-name="P555"/>
      <text:p text:style-name="P556"><text:span text:style-name="T557"><text:tab/></text:span><text:span text:style-name="T558">GameData é um mecanismo de armazenamento de informações genéricas sobre o</text:span><text:span text:style-name="T559"><text:s/>jogo. Nem sempre os dados de um estado são restritos a eles, muito pelo contrário, é comum que eles compartilhem informações durante a transição de um para o outro. Como por exemplo a pontuação, até qual fase o jogador chegou, quanto tempo ele sobreviveu<text:s/></text:span><text:span text:style-name="T560">ou se ele ganhou ou perdeu.</text:span></text:p>
      <text:p text:style-name="P561"/>
      <text:p text:style-name="P562"><text:span text:style-name="T563"><text:tab/>A classe (que não precisa ter esse nome) é feita<text:s/></text:span><text:span text:style-name="T564">especificamente</text:span><text:span text:style-name="T565"><text:s/>para o seu jogo e contêm todas as informações que queiramos passar. Stats, pontuação, entre outras. No caso do nosso jogo, EndState só está interessado em se o<text:s/></text:span><text:span text:style-name="T566">jogador ganhou ou não.</text:span></text:p>
      <text:p text:style-name="P567"/>
      <text:p text:style-name="P568">&gt; EndState () : void</text:p>
      <text:p text:style-name="P569"/>
      <text:p text:style-name="P570"><text:tab/>Se o jogador ganhou, crie um bg e inicialize a música usando arquivos de vitória. Se perdeu, o bg e a música são os de derrota. Em todo caso, a instruction apenas diz para o jogador pressionar ESC para sair do<text:s/>jogo, ou espaço para jogar de novo.</text:p>
      <text:p text:style-name="P571"/>
      <text:p text:style-name="P572">&gt; Update () : void</text:p>
      <text:p text:style-name="P573"/>
      <text:p text:style-name="P574"><text:span text:style-name="T575"><text:tab/></text:span><text:span text:style-name="T576">EndState responde a eventos da janela e à tecla ESC (pede quit) e à barra de espaço (pede pop e põe um TitleState na pilha).</text:span></text:p>
      <text:p text:style-name="P577"/>
      <text:p text:style-name="P578">Agora vá até o StageState. Lembra das condições de vitória e derrota que descrevemos no último trabalho? Assim que forem atendidas, faça com que o StageState peça pop (afinal, o jogo acabou) e empilhe uma EndState com os dados apropriados setados.</text:p>
      <text:p text:style-name="P579"/>
      <text:p text:style-name="P580"><text:span text:style-name="T581"><text:tab/>Para terminar, distribua aleatoriamente um número razoável de Aliens pelo map</text:span><text:span text:style-name="T582">a. Para impedir que eles ajam em sincronia, dê updates também aleatórios neles para avançar o timer de cooldown (dica: adicione um<text:s/></text:span><text:span text:style-name="T583">timeOffset : float = 0</text:span><text:span text:style-name="T584"><text:s/>no construtor de Alien e o use pra avançar o cooldown).</text:span></text:p>
      <text:p text:style-name="P585"/>
      <text:p text:style-name="P586"><text:tab/>Os pinguins continuam andando pra fora da<text:s/>borda do cenário… Hm. A maneira normal de resolver isso é acrescentando metadados ao nosso tileset, para saber se estamos fora do mapa, ou tentando atravessar um tile intransponível.</text:p>
      <text:p text:style-name="P587"/>
      <text:p text:style-name="P588">6. Tilemap</text:p>
      <text:p text:style-name="P589"/>
      <text:p text:style-name="P590"><text:tab/>…Sabe do que mais? Deixa pra lá.</text:p>
      <text:p text:style-name="P591"/>
      <text:p text:style-name="P592"><text:tab/>O mapa do nosso jogo é<text:s/>um retângulo 1408x1280. Se o pinguim passar desses limites, impeça o seu movimento. Não é o jeito bonito de fazer, mas vamos logo pro jogo final, sim? Muita coisa a ser feita por lá, ainda.</text:p>
      <text:p text:style-name="P593"/>
      <text:p text:style-name="P594"><text:tab/>Olhando as classes que desenvolvemos até agora, você deve saber<text:s/>diferenciar o que é engine e o que é lógica específica. Pegue as primeiras, adicione ao projeto do seu jogo final, e vamos ao trabalho.</text:p>
      <text:p text:style-name="P595"/>
      <text:p text:style-name="P596"><text:tab/>Acredito que nesse ponto você já deva saber para que serve LoadAssets e todos os lugares aos quais ela deva ser chamada. Se não tiver feito ainda, faça agora.</text:p>
      <text:p text:style-name="P597"/>
      <text:p text:style-name="P598">Happy Development!</text:p>
      <text:p text:style-name="P599"/>
      <text:p text:style-name="P600"><text:span text:style-name="T601"><text:s/>+ Extra (+</text:span><text:span text:style-name="T602">0</text:span><text:span text:style-name="T603">,</text:span><text:span text:style-name="T604">5</text:span><text:span text:style-name="T605"><text:s/>ponto): Implemente as mudanças em Resources descritas na seção 1e. Elas devem ser feitas para todos os tipos de recursos, não só para SDL_Textures. Isso deve afetar Mix_Music em M</text:span><text:span text:style-name="T606">usic, Mix_Chunk em Sound e TTF_Font em Tex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1388in" fo:line-height="100%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1388in" fo:line-height="100%"/>
      <style:text-properties style:font-name="Trebuchet MS" style:font-name-asian="Trebuchet MS" style:font-name-complex="Trebuchet MS" fo:font-weight="bold" style:font-weight-asian="bold" fo:font-size="13pt" style:font-size-asian="13pt" style:font-size-complex="13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weight="bold" style:font-weight-asian="bold" fo:color="#666666" fo:font-size="12pt" style:font-size-asian="12pt" style:font-size-complex="12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111in" fo:line-height="100%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111in" fo:line-height="100%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line-height="100%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1388in" fo:line-height="100%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TableContents" style:display-name="Tabl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briel Barbosa</dc:creator>
    <meta:creation-date>2018-03-01T01:28:00Z</meta:creation-date>
    <dc:date>2018-03-08T02:29:00Z</dc:date>
    <meta:template xlink:href="Normal.dotm" xlink:type="simple"/>
    <meta:editing-cycles>69</meta:editing-cycles>
    <meta:editing-duration>PT19080S</meta:editing-duration>
    <meta:document-statistic meta:page-count="15" meta:paragraph-count="242" meta:word-count="3549" meta:character-count="20631" meta:row-count="597" meta:non-whitespace-character-count="17324"/>
  </office:meta>
</office:document-meta>
</file>